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0000002D2000000593A7F307B.png" manifest:media-type="image/png"/>
  <manifest:file-entry manifest:full-path="Pictures/10000001000001190000019E419BE559.png" manifest:media-type="image/png"/>
  <manifest:file-entry manifest:full-path="Pictures/1000000100000136000000599135F2DD.png" manifest:media-type="image/png"/>
  <manifest:file-entry manifest:full-path="Pictures/10000001000001670000006B358980FD.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P218" style:family="paragraph" style:parent-style-name="Heading_20_1">
      <style:text-properties officeooo:rsid="00efb753"/>
    </style:style>
    <style:style style:name="P219" style:family="paragraph" style:parent-style-name="Text_20_body">
      <style:text-properties officeooo:rsid="00efb753" officeooo:paragraph-rsid="00efb753"/>
    </style:style>
    <style:style style:name="P220" style:family="paragraph" style:parent-style-name="Text_20_body">
      <style:text-properties officeooo:rsid="00f15255" officeooo:paragraph-rsid="00f15255"/>
    </style:style>
    <style:style style:name="P221" style:family="paragraph" style:parent-style-name="Heading_20_1">
      <style:text-properties officeooo:rsid="00f3f0c3"/>
    </style:style>
    <style:style style:name="P222" style:family="paragraph" style:parent-style-name="Text_20_body">
      <style:text-properties officeooo:rsid="00f5a439" officeooo:paragraph-rsid="00f5a439"/>
    </style:style>
    <style:style style:name="P223" style:family="paragraph" style:parent-style-name="Heading_20_1">
      <style:text-properties officeooo:rsid="00f64d3d"/>
    </style:style>
    <style:style style:name="P224" style:family="paragraph" style:parent-style-name="Text_20_body">
      <style:text-properties officeooo:rsid="00f64d3d" officeooo:paragraph-rsid="00f64d3d"/>
    </style:style>
    <style:style style:name="P225" style:family="paragraph" style:parent-style-name="Text_20_body">
      <style:text-properties officeooo:rsid="00f6cc8c" officeooo:paragraph-rsid="00f6cc8c"/>
    </style:style>
    <style:style style:name="P226" style:family="paragraph" style:parent-style-name="Text_20_body">
      <style:text-properties fo:font-style="normal" officeooo:rsid="00f7c27f" officeooo:paragraph-rsid="00f9b4dd" style:font-style-asian="normal" style:font-style-complex="normal"/>
    </style:style>
    <style:style style:name="P227" style:family="paragraph" style:parent-style-name="Text_20_body">
      <style:text-properties fo:font-style="normal" officeooo:rsid="00f9b4dd" officeooo:paragraph-rsid="00f9b4dd" style:font-style-asian="normal" style:font-style-complex="normal"/>
    </style:style>
    <style:style style:name="P228" style:family="paragraph" style:parent-style-name="Heading_20_1">
      <style:text-properties officeooo:rsid="00fa0adb"/>
    </style:style>
    <style:style style:name="P229" style:family="paragraph" style:parent-style-name="Text_20_body">
      <style:text-properties officeooo:rsid="00fa0adb" officeooo:paragraph-rsid="00fa0adb"/>
    </style:style>
    <style:style style:name="P230" style:family="paragraph" style:parent-style-name="Text_20_body">
      <style:text-properties officeooo:rsid="00fc0309" officeooo:paragraph-rsid="00fc0309"/>
    </style:style>
    <style:style style:name="P231" style:family="paragraph" style:parent-style-name="Text_20_body">
      <style:text-properties officeooo:rsid="00fd54ef" officeooo:paragraph-rsid="00fd54ef"/>
    </style:style>
    <style:style style:name="P232" style:family="paragraph" style:parent-style-name="Text_20_body">
      <style:text-properties officeooo:rsid="00fec408" officeooo:paragraph-rsid="00fec408"/>
    </style:style>
    <style:style style:name="P233" style:family="paragraph" style:parent-style-name="Text_20_body">
      <style:text-properties officeooo:rsid="0100981c" officeooo:paragraph-rsid="0100981c"/>
    </style:style>
    <style:style style:name="P234" style:family="paragraph" style:parent-style-name="Heading_20_1">
      <style:text-properties officeooo:rsid="0101ccb6"/>
    </style:style>
    <style:style style:name="P235" style:family="paragraph" style:parent-style-name="Text_20_body">
      <style:text-properties officeooo:rsid="0102dc2e" officeooo:paragraph-rsid="0102dc2e"/>
    </style:style>
    <style:style style:name="P236" style:family="paragraph" style:parent-style-name="Heading_20_1">
      <style:text-properties officeooo:rsid="0103e57d"/>
    </style:style>
    <style:style style:name="P237" style:family="paragraph" style:parent-style-name="Text_20_body">
      <style:text-properties officeooo:rsid="0103e57d" officeooo:paragraph-rsid="0103e57d"/>
    </style:style>
    <style:style style:name="P238" style:family="paragraph" style:parent-style-name="Text_20_body">
      <style:text-properties fo:font-weight="normal" officeooo:rsid="01044e57" officeooo:paragraph-rsid="01044e57" style:font-weight-asian="normal" style:font-weight-complex="normal"/>
    </style:style>
    <style:style style:name="P239" style:family="paragraph" style:parent-style-name="Text_20_body">
      <style:text-properties fo:font-weight="normal" officeooo:rsid="01055a2c" officeooo:paragraph-rsid="01055a2c" style:font-weight-asian="normal" style:font-weight-complex="normal"/>
    </style:style>
    <style:style style:name="P240" style:family="paragraph" style:parent-style-name="Text_20_body">
      <style:text-properties fo:font-weight="normal" officeooo:rsid="010a61c8" officeooo:paragraph-rsid="010a61c8" style:font-weight-asian="normal" style:font-weight-complex="normal"/>
    </style:style>
    <style:style style:name="P241" style:family="paragraph" style:parent-style-name="Text_20_body">
      <style:text-properties fo:font-weight="normal" officeooo:rsid="01073910" officeooo:paragraph-rsid="010a61c8" style:font-weight-asian="normal" style:font-weight-complex="normal"/>
    </style:style>
    <style:style style:name="P242" style:family="paragraph" style:parent-style-name="Text_20_body">
      <style:text-properties fo:font-weight="normal" officeooo:rsid="010763bf" officeooo:paragraph-rsid="010763bf" style:font-weight-asian="normal" style:font-weight-complex="normal"/>
    </style:style>
    <style:style style:name="P243" style:family="paragraph" style:parent-style-name="Heading_20_1">
      <style:text-properties officeooo:rsid="010da53a"/>
    </style:style>
    <style:style style:name="P244" style:family="paragraph" style:parent-style-name="Text_20_body">
      <style:text-properties officeooo:rsid="010da53a" officeooo:paragraph-rsid="010da53a"/>
    </style:style>
    <style:style style:name="P245" style:family="paragraph" style:parent-style-name="Text_20_body">
      <style:text-properties fo:font-style="normal" officeooo:rsid="010da53a" officeooo:paragraph-rsid="010da53a" style:font-style-asian="normal" style:font-style-complex="normal"/>
    </style:style>
    <style:style style:name="P246" style:family="paragraph" style:parent-style-name="Text_20_body">
      <style:text-properties fo:font-style="normal" officeooo:rsid="01106169" officeooo:paragraph-rsid="01106169" style:font-style-asian="normal" style:font-style-complex="normal"/>
    </style:style>
    <style:style style:name="P247" style:family="paragraph" style:parent-style-name="Text_20_body">
      <style:text-properties fo:font-style="normal" officeooo:rsid="01124b60" officeooo:paragraph-rsid="01124b60" style:font-style-asian="normal" style:font-style-complex="normal"/>
    </style:style>
    <style:style style:name="P248" style:family="paragraph" style:parent-style-name="Text_20_body">
      <style:text-properties fo:font-style="normal" officeooo:rsid="0113b288" officeooo:paragraph-rsid="0113b288" style:font-style-asian="normal" style:font-style-complex="normal"/>
    </style:style>
    <style:style style:name="P249" style:family="paragraph" style:parent-style-name="Text_20_body">
      <style:text-properties officeooo:rsid="01174174" officeooo:paragraph-rsid="01174174"/>
    </style:style>
    <style:style style:name="P250" style:family="paragraph" style:parent-style-name="Text_20_body">
      <style:text-properties officeooo:rsid="0118167d" officeooo:paragraph-rsid="0118167d"/>
    </style:style>
    <style:style style:name="P251" style:family="paragraph" style:parent-style-name="Text_20_body">
      <style:text-properties officeooo:rsid="01192ed9" officeooo:paragraph-rsid="01192ed9"/>
    </style:style>
    <style:style style:name="P252" style:family="paragraph" style:parent-style-name="TODO">
      <style:text-properties officeooo:rsid="01192ed9" officeooo:paragraph-rsid="01192ed9"/>
    </style:style>
    <style:style style:name="P253" style:family="paragraph" style:parent-style-name="TODO">
      <style:text-properties officeooo:rsid="01179de1" officeooo:paragraph-rsid="01179de1"/>
    </style:style>
    <style:style style:name="P254" style:family="paragraph" style:parent-style-name="CommitMessage">
      <style:text-properties officeooo:rsid="01192ed9" officeooo:paragraph-rsid="01192ed9"/>
    </style:style>
    <style:style style:name="P255" style:family="paragraph" style:parent-style-name="Heading_20_1">
      <style:text-properties officeooo:rsid="011a79e8"/>
    </style:style>
    <style:style style:name="P256" style:family="paragraph" style:parent-style-name="Text_20_body">
      <style:text-properties officeooo:rsid="011a79e8" officeooo:paragraph-rsid="011a79e8"/>
    </style:style>
    <style:style style:name="P257" style:family="paragraph" style:parent-style-name="Text_20_body">
      <style:text-properties officeooo:rsid="011b0160" officeooo:paragraph-rsid="011b0160"/>
    </style:style>
    <style:style style:name="P258" style:family="paragraph" style:parent-style-name="TODO">
      <style:text-properties officeooo:rsid="011c0bc6" officeooo:paragraph-rsid="011c0bc6"/>
    </style:style>
    <style:style style:name="P259" style:family="paragraph" style:parent-style-name="Aside">
      <style:text-properties officeooo:paragraph-rsid="0120691b"/>
    </style:style>
    <style:style style:name="P260" style:family="paragraph" style:parent-style-name="Text_20_body">
      <style:text-properties fo:font-style="normal" officeooo:rsid="0120691b" officeooo:paragraph-rsid="0120691b" style:font-style-asian="normal" style:font-style-complex="normal"/>
    </style:style>
    <style:style style:name="P261" style:family="paragraph" style:parent-style-name="Text_20_body">
      <style:text-properties officeooo:rsid="0121a52f" officeooo:paragraph-rsid="0121a52f"/>
    </style:style>
    <style:style style:name="P262" style:family="paragraph" style:parent-style-name="Text_20_body">
      <style:text-properties officeooo:paragraph-rsid="0121a52f"/>
    </style:style>
    <style:style style:name="P263" style:family="paragraph" style:parent-style-name="Text_20_body">
      <style:text-properties officeooo:rsid="0125534d" officeooo:paragraph-rsid="0125534d"/>
    </style:style>
    <style:style style:name="P264" style:family="paragraph" style:parent-style-name="Heading_20_1">
      <style:text-properties officeooo:rsid="0125e236"/>
    </style:style>
    <style:style style:name="P265" style:family="paragraph" style:parent-style-name="Text_20_body">
      <style:text-properties officeooo:rsid="0125e236" officeooo:paragraph-rsid="0125e236"/>
    </style:style>
    <style:style style:name="P266" style:family="paragraph" style:parent-style-name="Text_20_body">
      <style:text-properties officeooo:rsid="01273931" officeooo:paragraph-rsid="01273931"/>
    </style:style>
    <style:style style:name="P267" style:family="paragraph" style:parent-style-name="Text_20_body">
      <style:text-properties officeooo:rsid="012887c6" officeooo:paragraph-rsid="012887c6"/>
    </style:style>
    <style:style style:name="P268" style:family="paragraph" style:parent-style-name="Text_20_body">
      <style:text-properties officeooo:rsid="0129b609" officeooo:paragraph-rsid="0129b609"/>
    </style:style>
    <style:style style:name="P269" style:family="paragraph" style:parent-style-name="Text_20_body">
      <style:text-properties officeooo:rsid="012a6b06" officeooo:paragraph-rsid="012a6b06"/>
    </style:style>
    <style:style style:name="P270" style:family="paragraph" style:parent-style-name="Text_20_body">
      <style:text-properties fo:font-style="normal" officeooo:rsid="012bfdee" officeooo:paragraph-rsid="012bfdee" style:font-style-asian="normal" style:font-style-complex="normal"/>
    </style:style>
    <style:style style:name="P271" style:family="paragraph" style:parent-style-name="Text_20_body">
      <style:text-properties fo:font-style="normal" officeooo:rsid="012c02ef" officeooo:paragraph-rsid="012c02ef" style:font-style-asian="normal" style:font-style-complex="normal"/>
    </style:style>
    <style:style style:name="P272" style:family="paragraph" style:parent-style-name="Heading_20_1">
      <style:text-properties officeooo:rsid="012cd3d7"/>
    </style:style>
    <style:style style:name="P273" style:family="paragraph" style:parent-style-name="Text_20_body">
      <style:text-properties officeooo:rsid="012cd3d7" officeooo:paragraph-rsid="012cd3d7"/>
    </style:style>
    <style:style style:name="P274" style:family="paragraph" style:parent-style-name="Text_20_body">
      <style:text-properties officeooo:rsid="012d26bc" officeooo:paragraph-rsid="012d26bc"/>
    </style:style>
    <style:style style:name="P275" style:family="paragraph" style:parent-style-name="TODO">
      <style:text-properties officeooo:rsid="012d52b6" officeooo:paragraph-rsid="012d52b6"/>
    </style:style>
    <style:style style:name="P276" style:family="paragraph" style:parent-style-name="TODO">
      <style:text-properties officeooo:paragraph-rsid="012d52b6"/>
    </style:style>
    <style:style style:name="P277" style:family="paragraph" style:parent-style-name="TODO">
      <style:text-properties officeooo:paragraph-rsid="0149618e"/>
    </style:style>
    <style:style style:name="P278" style:family="paragraph" style:parent-style-name="Heading_20_1">
      <style:text-properties officeooo:rsid="012fb33f"/>
    </style:style>
    <style:style style:name="P279" style:family="paragraph" style:parent-style-name="Text_20_body">
      <style:text-properties officeooo:rsid="012fb33f" officeooo:paragraph-rsid="012fb33f"/>
    </style:style>
    <style:style style:name="P280" style:family="paragraph" style:parent-style-name="Text_20_body">
      <style:text-properties officeooo:rsid="01337880" officeooo:paragraph-rsid="01337880"/>
    </style:style>
    <style:style style:name="P281" style:family="paragraph" style:parent-style-name="Text_20_body">
      <style:text-properties officeooo:rsid="01337c0a" officeooo:paragraph-rsid="01337c0a"/>
    </style:style>
    <style:style style:name="P282" style:family="paragraph" style:parent-style-name="Text_20_body">
      <style:text-properties officeooo:rsid="0134fd14" officeooo:paragraph-rsid="0134fd14"/>
    </style:style>
    <style:style style:name="P283" style:family="paragraph" style:parent-style-name="Text_20_body">
      <style:text-properties officeooo:rsid="0139d601" officeooo:paragraph-rsid="0139d601"/>
    </style:style>
    <style:style style:name="P284" style:family="paragraph" style:parent-style-name="Text_20_body">
      <style:text-properties officeooo:rsid="013b8acd" officeooo:paragraph-rsid="013b8acd"/>
    </style:style>
    <style:style style:name="P285" style:family="paragraph" style:parent-style-name="Heading_20_1">
      <style:text-properties officeooo:rsid="013d9d34"/>
    </style:style>
    <style:style style:name="P286" style:family="paragraph" style:parent-style-name="Text_20_body">
      <style:text-properties officeooo:rsid="013d9d34" officeooo:paragraph-rsid="013d9d34"/>
    </style:style>
    <style:style style:name="P287" style:family="paragraph" style:parent-style-name="Text_20_body">
      <style:text-properties officeooo:rsid="013faca1" officeooo:paragraph-rsid="013faca1"/>
    </style:style>
    <style:style style:name="P288" style:family="paragraph" style:parent-style-name="Text_20_body">
      <style:text-properties officeooo:paragraph-rsid="013faca1"/>
    </style:style>
    <style:style style:name="P289" style:family="paragraph" style:parent-style-name="Text_20_body">
      <style:text-properties officeooo:rsid="013fbed9" officeooo:paragraph-rsid="013fbed9"/>
    </style:style>
    <style:style style:name="P290" style:family="paragraph" style:parent-style-name="Text_20_body">
      <style:text-properties fo:font-style="normal" officeooo:rsid="0141ffa4" officeooo:paragraph-rsid="0141ffa4" style:font-style-asian="normal" style:font-style-complex="normal"/>
    </style:style>
    <style:style style:name="P291" style:family="paragraph" style:parent-style-name="Text_20_body">
      <style:text-properties officeooo:paragraph-rsid="014314ec"/>
    </style:style>
    <style:style style:name="P292" style:family="paragraph" style:parent-style-name="Text_20_body">
      <style:text-properties officeooo:rsid="014314ec" officeooo:paragraph-rsid="014314ec"/>
    </style:style>
    <style:style style:name="P293" style:family="paragraph" style:parent-style-name="Text_20_body">
      <style:text-properties officeooo:rsid="01438dc0" officeooo:paragraph-rsid="01438dc0"/>
    </style:style>
    <style:style style:name="P294" style:family="paragraph" style:parent-style-name="Text_20_body">
      <style:text-properties officeooo:rsid="01460c7a" officeooo:paragraph-rsid="01460c7a"/>
    </style:style>
    <style:style style:name="P295" style:family="paragraph" style:parent-style-name="Text_20_body">
      <style:text-properties officeooo:rsid="0147d6df" officeooo:paragraph-rsid="0147d6df"/>
    </style:style>
    <style:style style:name="P296" style:family="paragraph" style:parent-style-name="Heading_20_1">
      <style:text-properties officeooo:rsid="0149308d"/>
    </style:style>
    <style:style style:name="P297" style:family="paragraph" style:parent-style-name="Text_20_body">
      <style:text-properties officeooo:rsid="0149308d" officeooo:paragraph-rsid="0149308d"/>
    </style:style>
    <style:style style:name="P298" style:family="paragraph" style:parent-style-name="Text_20_body">
      <style:text-properties officeooo:rsid="0149618e" officeooo:paragraph-rsid="0149618e"/>
    </style:style>
    <style:style style:name="P299" style:family="paragraph" style:parent-style-name="Text_20_body">
      <style:text-properties officeooo:rsid="0149618e" officeooo:paragraph-rsid="014a4177"/>
    </style:style>
    <style:style style:name="P300" style:family="paragraph" style:parent-style-name="Text_20_body">
      <style:text-properties officeooo:rsid="014a4177" officeooo:paragraph-rsid="014a4177"/>
    </style:style>
    <style:style style:name="P301" style:family="paragraph" style:parent-style-name="Text_20_body">
      <style:text-properties officeooo:rsid="014b5d91" officeooo:paragraph-rsid="014b5d91"/>
    </style:style>
    <style:style style:name="P302" style:family="paragraph" style:parent-style-name="Text_20_body">
      <style:text-properties officeooo:rsid="014d5032" officeooo:paragraph-rsid="014d5032"/>
    </style:style>
    <style:style style:name="P303" style:family="paragraph" style:parent-style-name="CommitMessage">
      <style:text-properties officeooo:rsid="014d5032" officeooo:paragraph-rsid="014d5032"/>
    </style:style>
    <style:style style:name="P304" style:family="paragraph" style:parent-style-name="Heading_20_2">
      <style:text-properties officeooo:rsid="014d5032" officeooo:paragraph-rsid="014d5032"/>
    </style:style>
    <style:style style:name="P305" style:family="paragraph" style:parent-style-name="Text_20_body">
      <style:text-properties officeooo:rsid="014d5f4c" officeooo:paragraph-rsid="014d5f4c"/>
    </style:style>
    <style:style style:name="P306" style:family="paragraph" style:parent-style-name="Heading_20_2">
      <style:text-properties officeooo:rsid="014e4c4c" officeooo:paragraph-rsid="014e4c4c"/>
    </style:style>
    <style:style style:name="P307" style:family="paragraph" style:parent-style-name="Text_20_body">
      <style:text-properties officeooo:rsid="014e4c4c" officeooo:paragraph-rsid="014e4c4c"/>
    </style:style>
    <style:style style:name="P308" style:family="paragraph" style:parent-style-name="Text_20_body">
      <style:text-properties officeooo:rsid="014f803d" officeooo:paragraph-rsid="014f803d"/>
    </style:style>
    <style:style style:name="P309" style:family="paragraph" style:parent-style-name="Text_20_body">
      <style:text-properties officeooo:rsid="015080a1" officeooo:paragraph-rsid="015080a1"/>
    </style:style>
    <style:style style:name="P310" style:family="paragraph" style:parent-style-name="Text_20_body">
      <style:text-properties officeooo:rsid="01523025" officeooo:paragraph-rsid="01523025"/>
    </style:style>
    <style:style style:name="P311" style:family="paragraph" style:parent-style-name="Text_20_body">
      <style:text-properties officeooo:rsid="01540bc1" officeooo:paragraph-rsid="01540bc1"/>
    </style:style>
    <style:style style:name="P312" style:family="paragraph" style:parent-style-name="Text_20_body">
      <style:text-properties fo:font-style="normal" officeooo:rsid="01557e7a" officeooo:paragraph-rsid="01557e7a" style:font-style-asian="normal" style:font-style-complex="normal"/>
    </style:style>
    <style:style style:name="P313" style:family="paragraph" style:parent-style-name="Text_20_body">
      <style:text-properties officeooo:rsid="0158161d" officeooo:paragraph-rsid="0158161d"/>
    </style:style>
    <style:style style:name="P314" style:family="paragraph" style:parent-style-name="Heading_20_1">
      <style:text-properties officeooo:rsid="015915c8"/>
    </style:style>
    <style:style style:name="P315" style:family="paragraph" style:parent-style-name="Text_20_body">
      <style:text-properties officeooo:rsid="015915c8" officeooo:paragraph-rsid="015915c8"/>
    </style:style>
    <style:style style:name="P316" style:family="paragraph" style:parent-style-name="Text_20_body">
      <style:text-properties officeooo:rsid="0159cdb1" officeooo:paragraph-rsid="0159cdb1"/>
    </style:style>
    <style:style style:name="P317" style:family="paragraph" style:parent-style-name="Text_20_body">
      <style:text-properties officeooo:rsid="015c8944" officeooo:paragraph-rsid="015c8944"/>
    </style:style>
    <style:style style:name="P318" style:family="paragraph" style:parent-style-name="Text_20_body">
      <style:text-properties officeooo:rsid="015f6160" officeooo:paragraph-rsid="015f6160"/>
    </style:style>
    <style:style style:name="P319" style:family="paragraph" style:parent-style-name="TODO">
      <style:text-properties officeooo:paragraph-rsid="01684d9d"/>
    </style:style>
    <style:style style:name="P320" style:family="paragraph" style:parent-style-name="Heading_20_1">
      <style:text-properties officeooo:rsid="01647543"/>
    </style:style>
    <style:style style:name="P321" style:family="paragraph" style:parent-style-name="Text_20_body">
      <style:text-properties officeooo:rsid="01647543" officeooo:paragraph-rsid="01647543"/>
    </style:style>
    <style:style style:name="P322" style:family="paragraph" style:parent-style-name="Heading_20_1">
      <style:text-properties officeooo:rsid="0165661e"/>
    </style:style>
    <style:style style:name="P323" style:family="paragraph" style:parent-style-name="Text_20_body">
      <style:text-properties officeooo:rsid="0165661e" officeooo:paragraph-rsid="0165661e"/>
    </style:style>
    <style:style style:name="P324" style:family="paragraph" style:parent-style-name="Heading_20_1">
      <style:text-properties officeooo:rsid="01676731"/>
    </style:style>
    <style:style style:name="P325" style:family="paragraph" style:parent-style-name="Text_20_body">
      <style:text-properties officeooo:rsid="01676731" officeooo:paragraph-rsid="01676731"/>
    </style:style>
    <style:style style:name="P326" style:family="paragraph" style:parent-style-name="Text_20_body">
      <style:text-properties officeooo:rsid="01684d9d" officeooo:paragraph-rsid="01684d9d"/>
    </style:style>
    <style:style style:name="P327" style:family="paragraph" style:parent-style-name="Text_20_body">
      <style:text-properties officeooo:rsid="0168d98e" officeooo:paragraph-rsid="0168d98e"/>
    </style:style>
    <style:style style:name="P328" style:family="paragraph" style:parent-style-name="Heading_20_1">
      <style:text-properties officeooo:rsid="0169d766"/>
    </style:style>
    <style:style style:name="P329" style:family="paragraph" style:parent-style-name="Text_20_body">
      <style:text-properties officeooo:rsid="0169d766" officeooo:paragraph-rsid="0169d766"/>
    </style:style>
    <style:style style:name="P330" style:family="paragraph" style:parent-style-name="Text_20_body">
      <style:text-properties officeooo:rsid="016bf91b" officeooo:paragraph-rsid="016bf91b"/>
    </style:style>
    <style:style style:name="P331" style:family="paragraph" style:parent-style-name="Text_20_body">
      <style:text-properties officeooo:rsid="016d7b0a" officeooo:paragraph-rsid="016d7b0a"/>
    </style:style>
    <style:style style:name="P332" style:family="paragraph" style:parent-style-name="Text_20_body">
      <style:text-properties fo:font-style="normal" officeooo:rsid="016d7b0a" officeooo:paragraph-rsid="016d7b0a" style:font-style-asian="normal" style:font-style-complex="normal"/>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T150" style:family="text">
      <style:text-properties officeooo:rsid="00f30f87"/>
    </style:style>
    <style:style style:name="T151" style:family="text">
      <style:text-properties officeooo:rsid="00f9b4dd"/>
    </style:style>
    <style:style style:name="T152" style:family="text">
      <style:text-properties officeooo:rsid="00fd7e95"/>
    </style:style>
    <style:style style:name="T153" style:family="text">
      <style:text-properties fo:font-weight="bold" officeooo:rsid="00fd7e95" style:font-weight-asian="bold" style:font-weight-complex="bold"/>
    </style:style>
    <style:style style:name="T154" style:family="text">
      <style:text-properties officeooo:rsid="0100981c"/>
    </style:style>
    <style:style style:name="T155" style:family="text">
      <style:text-properties officeooo:rsid="0102dc2e"/>
    </style:style>
    <style:style style:name="T156" style:family="text">
      <style:text-properties officeooo:rsid="0102e903"/>
    </style:style>
    <style:style style:name="T157" style:family="text">
      <style:text-properties officeooo:rsid="01047c92"/>
    </style:style>
    <style:style style:name="T158" style:family="text">
      <style:text-properties officeooo:rsid="010763bf"/>
    </style:style>
    <style:style style:name="T159" style:family="text">
      <style:text-properties officeooo:rsid="01087067"/>
    </style:style>
    <style:style style:name="T160" style:family="text">
      <style:text-properties officeooo:rsid="010a61c8"/>
    </style:style>
    <style:style style:name="T161" style:family="text">
      <style:text-properties officeooo:rsid="010f3a21"/>
    </style:style>
    <style:style style:name="T162" style:family="text">
      <style:text-properties officeooo:rsid="01157cba"/>
    </style:style>
    <style:style style:name="T163" style:family="text">
      <style:text-properties officeooo:rsid="01177eef"/>
    </style:style>
    <style:style style:name="T164" style:family="text">
      <style:text-properties officeooo:rsid="01179de1"/>
    </style:style>
    <style:style style:name="T165" style:family="text">
      <style:text-properties officeooo:rsid="0125e236"/>
    </style:style>
    <style:style style:name="T166" style:family="text">
      <style:text-properties officeooo:rsid="012d26bc"/>
    </style:style>
    <style:style style:name="T167" style:family="text">
      <style:text-properties officeooo:rsid="011b0160"/>
    </style:style>
    <style:style style:name="T168" style:family="text">
      <style:text-properties officeooo:rsid="011c0bc6"/>
    </style:style>
    <style:style style:name="T169" style:family="text">
      <style:text-properties fo:font-style="italic" officeooo:rsid="011c0bc6" style:font-style-asian="italic" style:font-style-complex="italic"/>
    </style:style>
    <style:style style:name="T170" style:family="text">
      <style:text-properties fo:font-style="normal" officeooo:rsid="011c0bc6" style:font-style-asian="normal" style:font-style-complex="normal"/>
    </style:style>
    <style:style style:name="T171" style:family="text">
      <style:text-properties officeooo:rsid="0120691b"/>
    </style:style>
    <style:style style:name="T172" style:family="text">
      <style:text-properties fo:font-style="italic" officeooo:rsid="0120691b" style:font-style-asian="italic" style:font-style-complex="italic"/>
    </style:style>
    <style:style style:name="T173" style:family="text">
      <style:text-properties fo:font-style="normal" officeooo:rsid="0120691b" style:font-style-asian="normal" style:font-style-complex="normal"/>
    </style:style>
    <style:style style:name="T174" style:family="text">
      <style:text-properties officeooo:rsid="0121a52f"/>
    </style:style>
    <style:style style:name="T175" style:family="text">
      <style:text-properties officeooo:rsid="01239c9c"/>
    </style:style>
    <style:style style:name="T176" style:family="text">
      <style:text-properties officeooo:rsid="0125534d"/>
    </style:style>
    <style:style style:name="T177" style:family="text">
      <style:text-properties officeooo:rsid="01255d87"/>
    </style:style>
    <style:style style:name="T178" style:family="text">
      <style:text-properties fo:font-style="italic" officeooo:rsid="01255d87" style:font-style-asian="italic" style:font-style-complex="italic"/>
    </style:style>
    <style:style style:name="T179" style:family="text">
      <style:text-properties fo:font-style="normal" officeooo:rsid="01255d87" style:font-style-asian="normal" style:font-style-complex="normal"/>
    </style:style>
    <style:style style:name="T180" style:family="text">
      <style:text-properties officeooo:rsid="012887c6"/>
    </style:style>
    <style:style style:name="T181" style:family="text">
      <style:text-properties officeooo:rsid="0128c527"/>
    </style:style>
    <style:style style:name="T182" style:family="text">
      <style:text-properties officeooo:rsid="012a6b06"/>
    </style:style>
    <style:style style:name="T183" style:family="text">
      <style:text-properties officeooo:rsid="012aeb06"/>
    </style:style>
    <style:style style:name="T184" style:family="text">
      <style:text-properties fo:font-style="italic" officeooo:rsid="012aeb06" style:font-style-asian="italic" style:font-style-complex="italic"/>
    </style:style>
    <style:style style:name="T185" style:family="text">
      <style:text-properties fo:font-style="normal" officeooo:rsid="012aeb06" style:font-style-asian="normal" style:font-style-complex="normal"/>
    </style:style>
    <style:style style:name="T186" style:family="text">
      <style:text-properties officeooo:rsid="012d52b6"/>
    </style:style>
    <style:style style:name="T187" style:family="text">
      <style:text-properties officeooo:rsid="0132c891"/>
    </style:style>
    <style:style style:name="T188" style:family="text">
      <style:text-properties officeooo:rsid="0130cd44"/>
    </style:style>
    <style:style style:name="T189" style:family="text">
      <style:text-properties officeooo:rsid="01341d89"/>
    </style:style>
    <style:style style:name="T190" style:family="text">
      <style:text-properties officeooo:rsid="0134f10d"/>
    </style:style>
    <style:style style:name="T191" style:family="text">
      <style:text-properties officeooo:rsid="0136aa2a"/>
    </style:style>
    <style:style style:name="T192" style:family="text">
      <style:text-properties officeooo:rsid="0138414f"/>
    </style:style>
    <style:style style:name="T193" style:family="text">
      <style:text-properties officeooo:rsid="0139d601"/>
    </style:style>
    <style:style style:name="T194" style:family="text">
      <style:text-properties officeooo:rsid="013b2151"/>
    </style:style>
    <style:style style:name="T195" style:family="text">
      <style:text-properties officeooo:rsid="013b8acd"/>
    </style:style>
    <style:style style:name="T196" style:family="text">
      <style:text-properties officeooo:rsid="013faca1"/>
    </style:style>
    <style:style style:name="T197" style:family="text">
      <style:text-properties fo:font-style="normal" officeooo:rsid="0140b016" style:font-style-asian="normal" style:font-style-complex="normal"/>
    </style:style>
    <style:style style:name="T198" style:family="text">
      <style:text-properties fo:font-style="normal" officeooo:rsid="014314ec" style:font-style-asian="normal" style:font-style-complex="normal"/>
    </style:style>
    <style:style style:name="T199" style:family="text">
      <style:text-properties officeooo:rsid="014314ec"/>
    </style:style>
    <style:style style:name="T200" style:family="text">
      <style:text-properties officeooo:rsid="014b5d91"/>
    </style:style>
    <style:style style:name="T201" style:family="text">
      <style:text-properties officeooo:rsid="0149618e"/>
    </style:style>
    <style:style style:name="T202" style:family="text">
      <style:text-properties officeooo:rsid="014a4177"/>
    </style:style>
    <style:style style:name="T203" style:family="text">
      <style:text-properties officeooo:rsid="014ae2b1"/>
    </style:style>
    <style:style style:name="T204" style:family="text">
      <style:text-properties officeooo:rsid="014ef647"/>
    </style:style>
    <style:style style:name="T205" style:family="text">
      <style:text-properties officeooo:rsid="014f2f8e"/>
    </style:style>
    <style:style style:name="T206" style:family="text">
      <style:text-properties officeooo:rsid="015080a1"/>
    </style:style>
    <style:style style:name="T207" style:family="text">
      <style:text-properties officeooo:rsid="01523025"/>
    </style:style>
    <style:style style:name="T208" style:family="text">
      <style:text-properties officeooo:rsid="01540bc1"/>
    </style:style>
    <style:style style:name="T209" style:family="text">
      <style:text-properties officeooo:rsid="01574b71"/>
    </style:style>
    <style:style style:name="T210" style:family="text">
      <style:text-properties officeooo:rsid="0158161d"/>
    </style:style>
    <style:style style:name="T211" style:family="text">
      <style:text-properties officeooo:rsid="0159cdb1"/>
    </style:style>
    <style:style style:name="T212" style:family="text">
      <style:text-properties officeooo:rsid="015b5ad3"/>
    </style:style>
    <style:style style:name="T213" style:family="text">
      <style:text-properties officeooo:rsid="015c8944"/>
    </style:style>
    <style:style style:name="T214" style:family="text">
      <style:text-properties officeooo:rsid="015e6f39"/>
    </style:style>
    <style:style style:name="T215" style:family="text">
      <style:text-properties officeooo:rsid="015f6160"/>
    </style:style>
    <style:style style:name="T216" style:family="text">
      <style:text-properties officeooo:rsid="01616a3c"/>
    </style:style>
    <style:style style:name="T217" style:family="text">
      <style:text-properties officeooo:rsid="0165606c"/>
    </style:style>
    <style:style style:name="T218" style:family="text">
      <style:text-properties officeooo:rsid="01684d9d"/>
    </style:style>
    <style:style style:name="T219" style:family="text">
      <style:text-properties officeooo:rsid="016b95ef"/>
    </style:style>
    <style:style style:name="T220" style:family="text">
      <style:text-properties officeooo:rsid="016d7b0a"/>
    </style:style>
    <style:style style:name="T221" style:family="text">
      <style:text-properties officeooo:rsid="016e8ab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3</text:a></text:p>
          <text:p text:style-name="P1"><text:a xlink:type="simple" xlink:href="#__RefHeading___Toc827_4025793947" text:style-name="Index_20_Link" text:visited-style-name="Index_20_Link">2025-Feb-20 Style Configurator Layout (#15939)<text:tab/>3</text:a></text:p>
          <text:p text:style-name="P1"><text:a xlink:type="simple" xlink:href="#__RefHeading___Toc829_4025793947" text:style-name="Index_20_Link" text:visited-style-name="Index_20_Link">2025-Feb-20 &lt;meta&gt;<text:tab/>4</text:a></text:p>
          <text:p text:style-name="P1"><text:a xlink:type="simple" xlink:href="#__RefHeading___Toc831_4025793947" text:style-name="Index_20_Link" text:visited-style-name="Index_20_Link">2024-Feb-22 Plugin: Collection Interface<text:tab/>5</text:a></text:p>
          <text:p text:style-name="P1"><text:a xlink:type="simple" xlink:href="#__RefHeading___Toc833_4025793947" text:style-name="Index_20_Link" text:visited-style-name="Index_20_Link">2025-Feb-23 Plugin Notes<text:tab/>6</text:a></text:p>
          <text:p text:style-name="P1"><text:a xlink:type="simple" xlink:href="#__RefHeading___Toc835_4025793947" text:style-name="Index_20_Link" text:visited-style-name="Index_20_Link">2025-Feb-24 Collection Interface<text:tab/>8</text:a></text:p>
          <text:p text:style-name="P1"><text:a xlink:type="simple" xlink:href="#__RefHeading___Toc837_4025793947" text:style-name="Index_20_Link" text:visited-style-name="Index_20_Link">2025-Feb-26 Collection Interface<text:tab/>8</text:a></text:p>
          <text:p text:style-name="P1"><text:a xlink:type="simple" xlink:href="#__RefHeading___Toc857_2165045563" text:style-name="Index_20_Link" text:visited-style-name="Index_20_Link">2025-Feb-27 &lt;meta&gt; Add Macros<text:tab/>10</text:a></text:p>
          <text:p text:style-name="P1"><text:a xlink:type="simple" xlink:href="#__RefHeading___Toc662_843877958" text:style-name="Index_20_Link" text:visited-style-name="Index_20_Link">2025-Feb-27 Plugin: CollectionInterface<text:tab/>10</text:a></text:p>
          <text:p text:style-name="P1"><text:a xlink:type="simple" xlink:href="#__RefHeading___Toc685_299089479" text:style-name="Index_20_Link" text:visited-style-name="Index_20_Link">2025-Mar-03 Plugin: CollectionInterface<text:tab/>10</text:a></text:p>
          <text:p text:style-name="P1"><text:a xlink:type="simple" xlink:href="#__RefHeading___Toc712_2874055824" text:style-name="Index_20_Link" text:visited-style-name="Index_20_Link">2025-Mar-04 N++ SQL Escape Bug<text:tab/>11</text:a></text:p>
          <text:p text:style-name="P2"><text:a xlink:type="simple" xlink:href="#__RefHeading___Toc735_2874055824" text:style-name="Index_20_Link" text:visited-style-name="Index_20_Link">Refresh after Preference bug<text:tab/>12</text:a></text:p>
          <text:p text:style-name="P1"><text:a xlink:type="simple" xlink:href="#__RefHeading___Toc890_589140964" text:style-name="Index_20_Link" text:visited-style-name="Index_20_Link">2025-Mar-26 Collection Interface<text:tab/>12</text:a></text:p>
          <text:p text:style-name="P1"><text:a xlink:type="simple" xlink:href="#__RefHeading___Toc936_1563383174" text:style-name="Index_20_Link" text:visited-style-name="Index_20_Link">2025-Mar-27 CollectionInterface<text:tab/>13</text:a></text:p>
          <text:p text:style-name="P1"><text:a xlink:type="simple" xlink:href="#__RefHeading___Toc1106_1813222724" text:style-name="Index_20_Link" text:visited-style-name="Index_20_Link">2025-Mar-28 CollectionInterface<text:tab/>15</text:a></text:p>
          <text:p text:style-name="P2"><text:a xlink:type="simple" xlink:href="#__RefHeading___Toc1140_1813222724" text:style-name="Index_20_Link" text:visited-style-name="Index_20_Link">Download JSON<text:tab/>15</text:a></text:p>
          <text:p text:style-name="P2"><text:a xlink:type="simple" xlink:href="#__RefHeading___Toc1312_1813222724" text:style-name="Index_20_Link" text:visited-style-name="Index_20_Link">Process JSON<text:tab/>15</text:a></text:p>
          <text:p text:style-name="P1"><text:a xlink:type="simple" xlink:href="#__RefHeading___Toc1157_2548843727" text:style-name="Index_20_Link" text:visited-style-name="Index_20_Link">2025-Mar-31 CollectionInterface<text:tab/>16</text:a></text:p>
          <text:p text:style-name="P1"><text:a xlink:type="simple" xlink:href="#__RefHeading___Toc1197_2845921483" text:style-name="Index_20_Link" text:visited-style-name="Index_20_Link">2025-Apr-02 CollectionInterface<text:tab/>17</text:a></text:p>
          <text:p text:style-name="P1"><text:a xlink:type="simple" xlink:href="#__RefHeading___Toc1295_2203718327" text:style-name="Index_20_Link" text:visited-style-name="Index_20_Link">2025-Apr-03 CollectionInterface<text:tab/>18</text:a></text:p>
          <text:p text:style-name="P2"><text:a xlink:type="simple" xlink:href="#__RefHeading___Toc1340_2719259852" text:style-name="Index_20_Link" text:visited-style-name="Index_20_Link">&lt;meta&gt; MACRO: Grab Today’s Commits<text:tab/>19</text:a></text:p>
          <text:p text:style-name="P1"><text:a xlink:type="simple" xlink:href="#__RefHeading___Toc1362_1694774122" text:style-name="Index_20_Link" text:visited-style-name="Index_20_Link">2025-Apr-04 CollectionInterface<text:tab/>19</text:a></text:p>
          <text:p text:style-name="P1"><text:a xlink:type="simple" xlink:href="#__RefHeading___Toc1500_887794160" text:style-name="Index_20_Link" text:visited-style-name="Index_20_Link">2025-Apr-05 CollectionInterface<text:tab/>21</text:a></text:p>
          <text:p text:style-name="P1"><text:a xlink:type="simple" xlink:href="#__RefHeading___Toc1545_923716000" text:style-name="Index_20_Link" text:visited-style-name="Index_20_Link">2025-Apr-06 CollectionInterface<text:tab/>22</text:a></text:p>
          <text:p text:style-name="P1"><text:a xlink:type="simple" xlink:href="#__RefHeading___Toc1572_3337876114" text:style-name="Index_20_Link" text:visited-style-name="Index_20_Link">2025-Apr-07 CollectionInterface<text:tab/>23</text:a></text:p>
          <text:p text:style-name="P1"><text:a xlink:type="simple" xlink:href="#__RefHeading___Toc1613_28121848" text:style-name="Index_20_Link" text:visited-style-name="Index_20_Link">2025-Apr-08 CollectionInterface<text:tab/>23</text:a></text:p>
          <text:p text:style-name="P1"><text:a xlink:type="simple" xlink:href="#__RefHeading___Toc1673_973939459" text:style-name="Index_20_Link" text:visited-style-name="Index_20_Link">2025-Apr-09 CollectionInterface<text:tab/>24</text:a></text:p>
          <text:p text:style-name="P2"><text:a xlink:type="simple" xlink:href="#__RefHeading___Toc1712_973939459" text:style-name="Index_20_Link" text:visited-style-name="Index_20_Link">GitHub Action<text:tab/>25</text:a></text:p>
          <text:p text:style-name="P2"><text:a xlink:type="simple" xlink:href="#__RefHeading___Toc1720_973939459" text:style-name="Index_20_Link" text:visited-style-name="Index_20_Link">Collection Repo: Validation Improvements<text:tab/>25</text:a></text:p>
          <text:p text:style-name="P1"><text:a xlink:type="simple" xlink:href="#__RefHeading___Toc1760_828956262" text:style-name="Index_20_Link" text:visited-style-name="Index_20_Link">2025-Apr-10 Collection Repo Validation<text:tab/>25</text:a></text:p>
          <text:p text:style-name="P1"><text:a xlink:type="simple" xlink:href="#__RefHeading___Toc1836_1512926276" text:style-name="Index_20_Link" text:visited-style-name="Index_20_Link">2025-Apr-11 CollectionInterface<text:tab/>27</text:a></text:p>
          <text:p text:style-name="P2"><text:a xlink:type="simple" xlink:href="#__RefHeading___Toc2351_1512926276" text:style-name="Index_20_Link" text:visited-style-name="Index_20_Link">User Manual<text:tab/>28</text:a></text:p>
          <text:p text:style-name="P1"><text:a xlink:type="simple" xlink:href="#__RefHeading___Toc1988_2691539957" text:style-name="Index_20_Link" text:visited-style-name="Index_20_Link">2025-Apr-12 CollectionInterface<text:tab/>29</text:a></text:p>
          <text:p text:style-name="P1"><text:a xlink:type="simple" xlink:href="#__RefHeading___Toc2016_1843320661" text:style-name="Index_20_Link" text:visited-style-name="Index_20_Link">2025-Apr-25 Main App: LexErrorList<text:tab/>29</text:a></text:p>
          <text:p text:style-name="P1"><text:a xlink:type="simple" xlink:href="#__RefHeading___Toc2058_640972555" text:style-name="Index_20_Link" text:visited-style-name="Index_20_Link">2025-Apr-30 Shortcut Mapper Bug<text:tab/>30</text:a></text:p>
          <text:p text:style-name="P1"><text:a xlink:type="simple" xlink:href="#__RefHeading___Toc2116_2569233871" text:style-name="Index_20_Link" text:visited-style-name="Index_20_Link">2025-May-08 Notepad++/Plugin Actions<text:tab/>31</text:a></text:p>
          <text:p text:style-name="P1"><text:a xlink:type="simple" xlink:href="#__RefHeading___Toc2379_416117273" text:style-name="Index_20_Link" text:visited-style-name="Index_20_Link">2025-May-09 Notepad++/Plugins Actions<text:tab/>32</text:a></text:p>
          <text:p text:style-name="P1"><text:a xlink:type="simple" xlink:href="#__RefHeading___Toc2371_2410779040" text:style-name="Index_20_Link" text:visited-style-name="Index_20_Link">2025-May-10 NPP → Plugin trigger<text:tab/>34</text:a></text:p>
          <text:p text:style-name="P1"><text:a xlink:type="simple" xlink:href="#__RefHeading___Toc2393_3749063352" text:style-name="Index_20_Link" text:visited-style-name="Index_20_Link">2025-May-11 NPP → Plugin Trigger<text:tab/>34</text:a></text:p>
          <text:p text:style-name="P1"><text:a xlink:type="simple" xlink:href="#__RefHeading___Toc2407_4293339417" text:style-name="Index_20_Link" text:visited-style-name="Index_20_Link">2025-May-12 NPP → Plugin Trigger<text:tab/>35</text:a></text:p>
          <text:p text:style-name="P1"><text:a xlink:type="simple" xlink:href="#__RefHeading___Toc2437_1437437058" text:style-name="Index_20_Link" text:visited-style-name="Index_20_Link"><text:soft-page-break/>2025-May-12 Plugin: ConfigUpdater<text:tab/>35</text:a></text:p>
          <text:p text:style-name="P1"><text:a xlink:type="simple" xlink:href="#__RefHeading___Toc2486_2093794710" text:style-name="Index_20_Link" text:visited-style-name="Index_20_Link">2025-May-13 Plugin: ConfigUpdater<text:tab/>36</text:a></text:p>
          <text:p text:style-name="P1"><text:a xlink:type="simple" xlink:href="#__RefHeading___Toc2503_2862034539" text:style-name="Index_20_Link" text:visited-style-name="Index_20_Link">2025-May-14 Plugin: ConfigUpdater<text:tab/>36</text:a></text:p>
          <text:p text:style-name="P1"><text:a xlink:type="simple" xlink:href="#__RefHeading___Toc2587_3358741041" text:style-name="Index_20_Link" text:visited-style-name="Index_20_Link">2025-May-15 ConfigUpdater<text:tab/>37</text:a></text:p>
          <text:p text:style-name="P1"><text:a xlink:type="simple" xlink:href="#__RefHeading___Toc2658_4048856393" text:style-name="Index_20_Link" text:visited-style-name="Index_20_Link">2025-May-16 ConfigUpdater<text:tab/>39</text:a></text:p>
          <text:p text:style-name="P1"><text:a xlink:type="simple" xlink:href="#__RefHeading___Toc2721_1689826599" text:style-name="Index_20_Link" text:visited-style-name="Index_20_Link">2025-May-17 ConfigUpdater<text:tab/>40</text:a></text:p>
          <text:p text:style-name="P1"><text:a xlink:type="simple" xlink:href="#__RefHeading___Toc2766_4031029636" text:style-name="Index_20_Link" text:visited-style-name="Index_20_Link">2025-May-18 ConfigUpdater<text:tab/>41</text:a></text:p>
          <text:p text:style-name="P1"><text:a xlink:type="simple" xlink:href="#__RefHeading___Toc2798_3497425744" text:style-name="Index_20_Link" text:visited-style-name="Index_20_Link">2025-May-19 ConfigUpdater<text:tab/>42</text:a></text:p>
          <text:p text:style-name="P1"><text:a xlink:type="simple" xlink:href="#__RefHeading___Toc2859_379106973" text:style-name="Index_20_Link" text:visited-style-name="Index_20_Link">2025-May-20 ConfigUpdater Plugin<text:tab/>43</text:a></text:p>
          <text:p text:style-name="P1"><text:a xlink:type="simple" xlink:href="#__RefHeading___Toc2944_4110229919" text:style-name="Index_20_Link" text:visited-style-name="Index_20_Link">2025-May-21 ConfigUpdater<text:tab/>45</text:a></text:p>
          <text:p text:style-name="P2"><text:a xlink:type="simple" xlink:href="#__RefHeading___Toc2993_4110229919" text:style-name="Index_20_Link" text:visited-style-name="Index_20_Link">Notepad++ Main App: “nimrod”<text:tab/>45</text:a></text:p>
          <text:p text:style-name="P2"><text:a xlink:type="simple" xlink:href="#__RefHeading___Toc3032_4110229919" text:style-name="Index_20_Link" text:visited-style-name="Index_20_Link">ConfigUpdater<text:tab/>46</text:a></text:p>
          <text:p text:style-name="P1"><text:a xlink:type="simple" xlink:href="#__RefHeading___Toc3090_2895719936" text:style-name="Index_20_Link" text:visited-style-name="Index_20_Link">2025-May-26 ConfigUpdater<text:tab/>47</text:a></text:p>
          <text:p text:style-name="P1"><text:a xlink:type="simple" xlink:href="#__RefHeading___Toc3134_3566333802" text:style-name="Index_20_Link" text:visited-style-name="Index_20_Link">2025-May-27 ConfigUpdater<text:tab/>48</text:a></text:p>
          <text:p text:style-name="P1"><text:a xlink:type="simple" xlink:href="#__RefHeading___Toc3146_2773705342" text:style-name="Index_20_Link" text:visited-style-name="Index_20_Link">2025-May-28 ConfigUpdater<text:tab/>48</text:a></text:p>
          <text:p text:style-name="P1"><text:a xlink:type="simple" xlink:href="#__RefHeading___Toc3169_2060784402" text:style-name="Index_20_Link" text:visited-style-name="Index_20_Link">2025-May-29 ConfigUpdater<text:tab/>48</text:a></text:p>
          <text:p text:style-name="P1"><text:a xlink:type="simple" xlink:href="#__RefHeading___Toc3190_1910799956" text:style-name="Index_20_Link" text:visited-style-name="Index_20_Link">2025-May-30 ConfigUpdater<text:tab/>49</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1662200478"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35608799079436"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1476982768"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text:continue-list="list135608799079436"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1476982768"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text:h text:style-name="P218" text:outline-level="1"><text:bookmark-start text:name="__RefHeading___Toc2371_2410779040"/>2025-May-10<text:tab/>NPP → Plugin trigger<text:bookmark-end text:name="__RefHeading___Toc2371_2410779040"/></text:h>
      <text:p text:style-name="P219">So Don wants “if any of 7 files changes, send notification”, and primarily to npp-plugins repos; if one of the alternate-template authors (enumerated in the conversation) wants notification so they can update their template, they can request it, but we’re not going to open it up to “all plugin authors”, at least for now, as maintaining all those secrets would be a logistical nightmare.</text:p>
      <text:p text:style-name="P219">I warned Don that it will be next week before I get something, but I’m continuing research today.</text:p>
      <text:p text:style-name="P219">I updated my sourceRepo’s determine_changed_files.yml to be in windows-latest/powershell rather than ubuntu-latest/bash – which actually simplifies extracting an array from the git-diff, and simplifies checking if changed-file is in the array.</text:p>
      <text:p text:style-name="P220">Now I want to take an aside, and go back into the plugintemplate and start doing example workflow files, plus a README describing how to use them. <text:s/>Create a new branch in plugintemplate. <text:s/><text:span text:style-name="T150">Write up the README. <text:s/>Copy the yml to three example workflows (schedule, demand, both), and integrated.</text:span></text:p>
      <text:p text:style-name="CommitMessage">Notepad++: working on determine_changed_files.yml and the docs for the plugin “pull” workflow examples</text:p>
      <text:h text:style-name="P221" text:outline-level="1"><text:bookmark-start text:name="__RefHeading___Toc2393_3749063352"/>2025-May-11<text:tab/>NPP → Plugin Trigger<text:bookmark-end text:name="__RefHeading___Toc2393_3749063352"/></text:h>
      <text:p text:style-name="P222">Create a copy of the determine_changed_files called release_notifier, which is tracking the right filenames, and work out bugs in the system. <text:s/>Note that git is returning /-based paths, not \-based. <text:s/>Took a while to figure out that the curl errors I was getting was because powershell’s line-continuation-char is ` not \, as is its quotes-in-quotes escape (<text:span text:style-name="InlineCode">“embed `”quote`” here”</text:span>)</text:p>
      <text:p text:style-name="CommitMessage">Notepad++: working on debug version of release_notifier , including correct filenames and a loop on the @(…,@($pat, $ref, $yml), …) array-of-arrays</text:p>
      <text:h text:style-name="P223" text:outline-level="1"><text:bookmark-start text:name="__RefHeading___Toc2407_4293339417"/><text:soft-page-break/>2025-May-12<text:tab/>NPP → Plugin Trigger<text:bookmark-end text:name="__RefHeading___Toc2407_4293339417"/></text:h>
      <text:p text:style-name="P224">I’m really hoping I can finish this today, because I’m losing interest, and want to get back to doing my second plugin.</text:p>
      <text:p text:style-name="P224">Originally, I was thinking of trying to process the errors, so that I could flag a failure if there was a communication issue. <text:s/>But really, I don’t want N++’s end to FAIL when there’s a communication error… but I do want it to have a record of that failure. <text:s/>So the way it’s currently coded, where it will print that message/status object, is really the best compromise.</text:p>
      <text:p text:style-name="P225">I was going to try to generate a token for npp-plugins, so I could do one last test… but when generating a token for an organization, it actually just <text:span text:style-name="T10">requests</text:span><text:span text:style-name="T11"> that, I don’t have permission to create it without Don’s approval. <text:s/>I don’t want to pester him, and I’m reasonably confident about the setup (since I know the plugintemplate side of things works, I can replicate that exactly to plugindemo, and I am as confident as I can be that release-notifier is working, and I see no reason, if Don sets up things correctly on his end, that it wouldn’t work over there.</text:span></text:p>
      <text:p text:style-name="P226">Took a couple tries to get the plugindemo workflow right: forgot to fix the called “vcxproj” name; forgot to update StaticDialog to not use _T() macro. <text:s/>But got it working for manually-triggered. <text:s/></text:p>
      <text:p text:style-name="P227">Put in the PR to ask Don to add in the release-notifier workflow.</text:p>
      <text:p text:style-name="CommitMessage">Notepad++: <text:span text:style-name="T151">replicate the plugintemplate workflow to plugindemo, with appropriate changes; put in the PR to submit release-notifier workflow to N++ repo</text:span></text:p>
      <text:h text:style-name="P228" text:outline-level="1"><text:bookmark-start text:name="__RefHeading___Toc2437_1437437058"/>2025-May-12<text:tab/>Plugin: ConfigUpdater<text:bookmark-end text:name="__RefHeading___Toc2437_1437437058"/></text:h>
      <text:p text:style-name="P229">Create the repo. <text:s/>Populate from the plugintemplate (using my sequence for “second fork”). <text:s/>Create the README. <text:s/>Rename the files.</text:p>
      <text:p text:style-name="CommitMessage">update to GPL v3 → 85a6a32</text:p>
      <text:p text:style-name="CommitMessage">README: describe the project → 85ef5ba</text:p>
      <text:p text:style-name="CommitMessage">Rename files and links from NppPluginTemplate/NppPluginDemo to ConfigUpdater → d04702e</text:p>
      <text:p text:style-name="P230">Can I build the project after the renames? <text:s/>Yes. <text:s/>Good, then push. <text:s/>And remotely, it doesn’t build. <text:s/>Ah, I had forgotten to update the workflow. <text:s/>Do that. <text:s/>But while I’m at it, switch to the on-demand-only updater from the examples (and delete the others).</text:p>
      <text:p text:style-name="CommitMessage">Set up workflows → 87a9155</text:p>
      <text:p text:style-name="P231"><text:soft-page-break/>Failed remote build again: this time, because the &lt;PostBuildEvent&gt; was copying the wrong readme name. :-( Fix that. <text:s/>Re-submit.</text:p>
      <text:p text:style-name="CommitMessage">Fix PostBuildEvent filecopy → 769b070</text:p>
      <text:p text:style-name="P231">Finally, successful workflow build. <text:s/></text:p>
      <text:p text:style-name="P231">Do the steps1-2; 3-4, I am not ready for yet. <text:s/>First, I want to make sure my Debug Command is right. <text:s/><text:span text:style-name="T152">Right, I need to decide on whether I’m using my main N++ or a \usr\local\apps\npp: I’ll go with the main. <text:s/>Create the junction, and set the per-user </text:span><text:span text:style-name="T153">Settings &gt; Properties &gt; Debugging &gt; Command </text:span><text:span text:style-name="T152">to </text:span><text:span text:style-name="InlineCode"><text:span text:style-name="T152">$(ProgramFiles)\Notepad++\notepad++.exe</text:span></text:span><text:span text:style-name="T152">, and make sure I can run the debug version and do the two default actions. </text:span></text:p>
      <text:p text:style-name="P232">Apparently, I wasn’t taking notes when I did the tinyxml2 experiments (not inside a GH repo), but I’ve still got that directory, so I can use it <text:span text:style-name="T154">as an example. <text:s/></text:span></text:p>
      <text:p text:style-name="P233">For now, I will bring in tinyxml2, and make sure it still compiles. <text:s/>Then give official names to the menu entries. <text:s/>But I’m out of coding energy for the day, so I’ll pause it here.</text:p>
      <text:p text:style-name="CommitMessage">Bring in tinyxml2; define menu entry slots/names → ce3eb1f</text:p>
      <text:h text:style-name="P234" text:outline-level="1"><text:bookmark-start text:name="__RefHeading___Toc2486_2093794710"/>2025-May-13<text:tab/><text:span text:style-name="T155">Plugin: ConfigUpdater</text:span><text:bookmark-end text:name="__RefHeading___Toc2486_2093794710"/></text:h>
      <text:p text:style-name="P235">Add in ConfigUpdaterClass files to the project; get it so that the menu::hello() wrapper creates a static instance (so every time it is called, it will use the same copy), and then runs the .go() method in that instance. <text:s/><text:span text:style-name="T156">Get some state variables.</text:span></text:p>
      <text:p text:style-name="CommitMessage">ConfigUpdaterClass: add framework; initialization; create static obj, and call obj.go() → 2fbc2a5</text:p>
      <text:h text:style-name="P236" text:outline-level="1"><text:bookmark-start text:name="__RefHeading___Toc2503_2862034539"/>2025-May-14<text:tab/>Plugin: ConfigUpdater<text:bookmark-end text:name="__RefHeading___Toc2503_2862034539"/></text:h>
      <text:p text:style-name="P237">Hopefully, I’ll get some real coding in today, rather than just a bit of structure.</text:p>
      <text:p text:style-name="Aside">Aside<text:span text:style-name="T3">: Don was finally able to get the PAT setup correctly, so the plugin-notifier is verified as fully working. <text:s/>Great! (And glad to be done with that.)</text:span></text:p>
      <text:p text:style-name="P238">Okay, looking at ConfigUpdater.py, the first thing .go() does is get_model_styler(). <text:s/>Pysc needed to keep the stylers.model.xml tree-parser as an object; for tinyxml2, I think the equivalent is keeping the document root: but I am doubtful that I can keep just that, so I think I want a typedef (or “<text:span text:style-name="InlineCode">using</text:span>” equivalent) to be able to <text:span text:style-name="T157">hold the info.</text:span></text:p>
      <text:p text:style-name="P239"><text:soft-page-break/>Start going through the get_model_styler(), and implement the c++ equivalent. <text:s/>Right, I will eventually need to worry about comments, and fortunately, <text:a xlink:type="simple" xlink:href="https://stackoverflow.com/questions/43305359/parsing-comment-in-tinyxml2" text:style-name="Internet_20_link" text:visited-style-name="Visited_20_Internet_20_Link">this SO</text:a> implies that comments are tracked as nodes. <text:s/>(Based on the description there, I have a feeling that it might have the same leading-comment problem that I had in pysc, so I’ll have to watch for that.)</text:p>
      <text:p text:style-name="P240">Link to TinyXML2 Docs: <text:a xlink:type="simple" xlink:href="https://leethomason.github.io/tinyxml2/annotated.html" text:style-name="Internet_20_link" text:visited-style-name="Visited_20_Internet_20_Link">https://leethomason.github.io/tinyxml2/annotated.html</text:a></text:p>
      <text:p text:style-name="P241">Okay, the first real command in pysc’s get_model_styler is the XPath-based find… unfortunately, tinyxml2 doesn’t know XPath natively. <text:s/>tinyxml2-ex seems to be an add-on library which (among other things) seems to provide that functionality, while claiming to not interfere with tinyxml2’s normal behavior. <text:s/>Let’s see if I can get that to work. <text:s/>Still builds when I include it, so that’s good. <text:s/><text:span text:style-name="T158">Unfortunately, it doesn’t seem to be behaving as I had hoped: no matter what I try, it’s throwing “document element name mismatch”. <text:s/>Not sure I’m going to be able to use this.</text:span></text:p>
      <text:p text:style-name="P242">Let’s try to create my own doc, add a TopLevel, and then try to use the -ex’s find_element to see if it’s possible at all. <text:s/><text:span text:style-name="T159">It’s not finding it: I think there’s something fundamental I’m missing. <text:s/>I’ll just stop trying XPath, and navigate manually. <text:s/></text:span><text:span text:style-name="T160">With </text:span><text:span text:style-name="InlineCode"><text:span text:style-name="T160">-&gt;FirstChildElement([name])</text:span></text:span><text:span text:style-name="T160"> taking an optional element-name as an argument, and </text:span><text:span text:style-name="InlineCode"><text:span text:style-name="T160">-&gt;Attribute(name, [value])</text:span></text:span><text:span text:style-name="T160"> allowing to either just grab by name, or return true with the attribute with that name has that value, and </text:span><text:span text:style-name="InlineCode"><text:span text:style-name="T160">-&gt;NextSiblingElement()</text:span></text:span><text:span text:style-name="T160"> to move forward through the chain, it’s not actually that difficult to navigate to the </text:span><text:span text:style-name="InlineCode"><text:span text:style-name="T160">WidgetStyle(styleID=32)</text:span></text:span><text:span text:style-name="T160">, and then extract the fgColor/bgColor. <text:s/></text:span></text:p>
      <text:p text:style-name="CommitMessage">ConfigUpdater: grab stylers.model tree, and extract DefaultStyle’s fg/bgColor → 25ce2ac</text:p>
      <text:h text:style-name="P243" text:outline-level="1"><text:bookmark-start text:name="__RefHeading___Toc2587_3358741041"/>2025-May-15<text:tab/>ConfigUpdater<text:bookmark-end text:name="__RefHeading___Toc2587_3358741041"/></text:h>
      <text:p text:style-name="P244">Confirm that I’ve done everything from the python version of get_model_styler. <text:s/>Next is the themes/stylers function. Ah, right, first I calculate the cfg-themes directory relative to the plugin-config directory, and call update_stylers(cfgdir, stylers.xml, sortBoolean), then for each file in cfgThemes, call it on that file in that directory; then, if NppDir\Themes != cfgdir, iterate over that directory as well. <text:s/>(I didn’t do it in the pythonscript, but here, I could actually check the permission of that directory <text:span text:style-name="T10">before</text:span><text:span text:style-name="T11"> looping, and if I don’t have permission, ask and relaunch Notepad++. <text:s/>I’ll have to grab some of that logic from CollectionInterface.)</text:span></text:p>
      <text:p text:style-name="P245">Okay, starting with computing the directories – I should do that in my initial directory computation: <text:span text:style-name="T161">looks good. <text:s/>Now, something I didn’t do in python, but should have: wrap the logic around the stylers/cfgThemes/appThemes into an _update_all_themes() function.</text:span></text:p>
      <text:p text:style-name="P246"><text:soft-page-break/>As far as I can tell, looping in a directory requires changing to that directory – weird, and annoying – so GetCurrentDirectory() to store the actual cwd, then use the <text:a xlink:type="simple" xlink:href="https://www.reddit.com/r/learnprogramming/comments/m9p97u/using_win32_apis_in_c_to_iterate_through_files_in/" text:style-name="Internet_20_link" text:visited-style-name="Visited_20_Internet_20_Link">procedure I found</text:a>: SetCurrentDirectory() to the theme directory, then FindFirstFile/FindNextFile to loop through files matching a particular pattern; then, when done, SetCurrentDirectory(oldDir). <text:s/></text:p>
      <text:p text:style-name="P247">At first, I thought it wasn’t working, since it wasn’t finding anything; so I went to <text:span text:style-name="InlineCode">*.*</text:span> instead of <text:span text:style-name="InlineCode">*.xml</text:span>, and it found <text:span text:style-name="InlineCode">.</text:span> and <text:span text:style-name="InlineCode">..</text:span>, as it should: go look at the directory: doh, no AppData themes, so of course it found none. <text:s/>Put in some dummies, and it works just fine. <text:s/>Go download a couple using CollectionInterface, so I have a valid starting point (and delete the empty dummies).</text:p>
      <text:p text:style-name="P247">Okay, when copying the logic to the AppThemes loop, I realized: I shouldn’t ask for Elevated permissions until I know I need to write to the directory – ie, if there are no changes to the file, don’t bother. <text:s/>So I will convert the method to return a boolean, and only continue the loop if it returns a true. <text:s/>(If the user says <text:span text:style-name="T10">yes</text:span>, then it will restart, and the retval is irrelevant; however, if they say no, I need to indicate to the loop that it needs to stop.)</text:p>
      <text:p text:style-name="P248">Ugh, looking at my code, I hate seeing two nearly-identical blocks of code, for the two directories – especially since I am moving the isWriteable logic inside. <text:s/>I really want to iterate over them: so do. 😉<text:span text:style-name="T162">Let’s do a safety commit before moving forward:</text:span></text:p>
      <text:p text:style-name="CommitMessage">ConfigUpdater: establish the all-themes wrapper, with a dummy one-theme function; get the logic working in the wrapper, to properly loop over the AppData-vs-EXEDIR directories and each XML inside those theme directories; TODO = will need to have the isWriteable logic inside the one-theme function → f9274a7</text:p>
      <text:p text:style-name="P249">Start the one-styler method, read the file. <text:s/>Next, want to grab the global defaults: I started to copy the code from before to work with this file. <text:s/>But again: <text:a xlink:type="simple" xlink:href="#" office:name="Don't Repeat Yourself" text:style-name="Internet_20_link" text:visited-style-name="Visited_20_Internet_20_Link">D.R.Y</text:a>. Split the code from _getModelStyler() out into a standalone function that takes the document object as the input, <text:span text:style-name="T163">and returns the XML element object that contains them – this makes it easy to extract the values into the right variables, in a readable format. <text:s/></text:span><text:span text:style-name="T164">That works, so use that same function for the active theme’s default style colors. </text:span></text:p>
      <text:p text:style-name="P250">Next, need to iterate through all the model LexerType elements: for each modelLexerType, need to search to find if it’s in themeLexerType list.</text:p>
      <text:p text:style-name="P251">Things I’ve seen today, but am not going to get to:</text:p>
      <text:p text:style-name="P252"><text:span text:style-name="T165">☑ </text:span>Implement the sourceElement-&gt;Clone()-&gt;ToElement() to copy from one XML to the other</text:p>
      <text:p text:style-name="P253"><text:soft-page-break/><text:span text:style-name="T166">☒ </text:span>Sort: see <text:a xlink:type="simple" xlink:href="https://stackoverflow.com/questions/73366837/removing-selected-child-elements-in-a-xml-file-c" text:style-name="Internet_20_link" text:visited-style-name="Visited_20_Internet_20_Link">this SO</text:a> for remove, and use a normal insert; will need to do my own algorithm</text:p>
      <text:p text:style-name="P254">ConfigUpdater: making progress on the update-one-styler method → 04700e7</text:p>
      <text:h text:style-name="P255" text:outline-level="1"><text:bookmark-start text:name="__RefHeading___Toc2658_4048856393"/>2025-May-16<text:tab/>ConfigUpdater<text:bookmark-end text:name="__RefHeading___Toc2658_4048856393"/></text:h>
      <text:p text:style-name="P256">Based on my TODOs, and the comments for corresponding line numbers in the original pysc version, I need to work on the .add_missing_lexer and .add_missing_lexer_styles. <text:s/>I was originally going to do the full clone… but that won’t allow me to override with the theme’s defaults instead of using the colors from the model. <text:s/>There are a couple of ways I could work around that – either (1) do the full clone only when preserving model colors and do a full manual walk-through; or (2) do the full clone, and then, only when not preserving, walk through and replace all the colors in the destination with the theme-defaults. <text:s/>I think that (2) will be easier to code, now that I know about the deep clone.</text:p>
      <text:p text:style-name="P256">When I search the tinyxml2 docs, I am not finding Clone method; google again, and this time it claims there’s a DeepClone method. <text:s/>Oh, no, did I fall victim to another hallucination?! <text:s/><text:span text:style-name="T167">Search: it finds DeepClone; and looking through, it also has ShallowClone. <text:s/>Apparently, its search doesn’t do partial matches, so you need to know the exact name to be able to find the documentation on it. ☹ </text:span></text:p>
      <text:p text:style-name="P257">Before I try any replacement <text:span text:style-name="T168">of attributes</text:span>, let’s see if I can then append: pParent-&gt;InsertEndChild(pAddThis) should make pAddThis the last child of <text:span text:style-name="T168">the parent {and one thing to keep in mind: the docs say that if pAddThis is already part of the document, it will be </text:span><text:span text:style-name="T169">moved</text:span><text:span text:style-name="T170"> from the old location to the new, so that will make sorting easier}</text:span></text:p>
      <text:p text:style-name="P258">☑ sorting won’t have to be clone/delete/insert, it can just be find/insert, because the insert() <text:span text:style-name="T10">moves</text:span><text:span text:style-name="T11"> existing nodes</text:span></text:p>
      <text:p text:style-name="P259"><text:span text:style-name="T33">Aside: </text:span>to do the debug print: some <text:a xlink:type="simple" xlink:href="https://stackoverflow.com/a/12359773" text:style-name="Internet_20_link" text:visited-style-name="Visited_20_Internet_20_Link">SO answers</text:a> implied that pNode-&gt;Print( &amp;printer ) would work … but there didn’t seem to be a Print method on anything but a Document. <text:s/>Ahh, the <text:a xlink:type="simple" xlink:href="https://stackoverflow.com/a/29175999" text:style-name="Internet_20_link" text:visited-style-name="Visited_20_Internet_20_Link">answer above</text:a> (which now has more upvotes, even though the other is accepted) discovered that between 2012 and 2015, non-Document Nodes required using -&gt;Accept( &amp;printer ) instead.</text:p>
      <text:p text:style-name="Text_20_body"><text:soft-page-break/>It turns out, <text:span text:style-name="T171">the printing of a single node isn’t as helpful </text:span><text:span text:style-name="T172">here</text:span><text:span text:style-name="T173"> as I would have liked, because the node I want to print is the huge &lt;LexerStyles&gt; node, which is the bulk of the file. <text:s/>So print the whole document to a filepointer instead.</text:span></text:p>
      <text:p text:style-name="P260">Oh, actually, do I need to have my plugin just add a new file in N++, and do all the console.print() equivalents there, both for progress and debug? That might be a good idea. <text:s/>Let’s do the tangent to work on that… after a safety commit:</text:p>
      <text:p text:style-name="CommitMessage">ConfigUpdater: Started working on adding missing LexerType nodes from .model – adds, but doesn’t yet fix attributes, nor sort or anything like that. → d4d8304</text:p>
      <text:p text:style-name="P261">Write up _consoleWrite() -- four versions, for wstring, string, LPCWSTR, LPCSTR (all of which use the last one for final implementation; the others just transform the string first). <text:s/>Verify it works. <text:s/>Decided on using git-diff nomenclature in an ErrorList .log file, so + for addition, - for deletion, ! for error, and --- for headers.</text:p>
      <text:p text:style-name="CommitMessage">ConfigUpdater: add _consoleWrite() to mimic console.write() from python version → e1719bf</text:p>
      <text:p text:style-name="P262"><text:span text:style-name="T174">Back to the add_missing_lexer: in py, I had a separate function; I originally started it just in the </text:span><text:span text:style-name="InlineCode"><text:span text:style-name="T174">if</text:span></text:span> <text:span text:style-name="T174">for the C++, but I really should wrap it </text:span><text:span text:style-name="T175">(so I do). <text:s/>Now I need to do the replacement if </text:span><text:span text:style-name="T176">not‑</text:span><text:span text:style-name="T175">keep. <text:s/>In the python, the fontName, fontStyle, fontSize always get emptied; </text:span><text:span text:style-name="T176">the colors get overwritten when needed.</text:span></text:p>
      <text:p text:style-name="CommitMessage">ConfigUpdater: finish addMissin<text:span text:style-name="T176">g</text:span>LexerType() to fix attributes as needed → 595de2a</text:p>
      <text:p text:style-name="P263">For addMissingLexerStyles(), I will need to iterate through the model’s styles, then see if I can find a style with the right name attribute value (meaning I can use my generic function for that one). <text:span text:style-name="T177">If it’s not found, just add the clone and do the same font* and color cleanup as earlier; if it </text:span><text:span text:style-name="T178">is</text:span><text:span text:style-name="T179"> found, need to make sure the name matches the .model., and need to make sure .model.’s keywordClass is propagated to theme as well.</text:span></text:p>
      <text:p text:style-name="CommitMessage">ConfigUpdater: finish addMissingLexerStyles(), including fixing missing attributes in existing styles → d66cbc2</text:p>
      <text:h text:style-name="P264" text:outline-level="1"><text:bookmark-start text:name="__RefHeading___Toc2721_1689826599"/>2025-May-17<text:tab/>ConfigUpdater<text:bookmark-end text:name="__RefHeading___Toc2721_1689826599"/></text:h>
      <text:p text:style-name="P265">After updating all the lexers in the updateOneTheme, the python did the sorting of the theme; I have the TODO for that above, but I want to skip it for now; add the TODO in the right place in the code, too, however.</text:p>
      <text:p text:style-name="P266">Next, and what I’ll work on for now, is the GlobalStyles updater. <text:s/>In python, I made a third object, and replaced the Theme’s GlobalStyles section with the new one: that way, I controlled <text:soft-page-break/>everything (including order) the first time through. <text:s/>So, can I add a new element of my own design after the original GlobalStyles entry? <text:s/><text:span text:style-name="T180">Yes. <text:s/>Good.</text:span></text:p>
      <text:p text:style-name="P267">Next, need to iterate through all nodes (comment or element): if it’s a comment, I either need to save the “style0” comment, or I need to save it as the “recent comment” to keep it attached to … <text:span text:style-name="T181">but let’s hold off on that. Focus on the WidgetStyle Elements first: Need to do a case-insensitive search (so add that option to my find-matching-attrib). <text:s/>If not found, clone from model; if found, move from existing (after updating missing attributes).</text:span></text:p>
      <text:p text:style-name="CommitMessage">ConfigUpdater: implement GlobalStyles updater = so far, the WidgetStyle moveAndFixOrig-or-cloneModel is working; TODO = attach comments to the right location (style0 comment to style0, any other comment to the subsequent Element node) → bb7337b</text:p>
      <text:p text:style-name="P268">The easiest comment to attach with the style0 comment. Oh, right, there are more than one styleID=0, which is why it’s at the beginning: that makes it easier: as soon as I find it in the model, copy it over <text:span text:style-name="T182">(well, actually, check if it also exists in the Theme, and move it from the theme if it does, otherwise clone it from the loop). <text:s/></text:span></text:p>
      <text:p text:style-name="P269">For the normal comments, actually, do the same thing – <text:span text:style-name="T183">well, almost: it needs to InsertEndChild instead, and the logic </text:span><text:span text:style-name="T184">looks</text:span><text:span text:style-name="T185"> different, because of the slightly different circumstances.</text:span></text:p>
      <text:p text:style-name="P270">Hmm, I just came across the lines that delete the attributes that weren’t in the model’s row… which makes my creation of those attributes after cloning from the model rather pointless; but I do still need to loop through those, so that those that <text:span text:style-name="T10">were</text:span> in the styler with unallowed attributes will have those attributes removed.</text:p>
      <text:p text:style-name="P271">Okay, the last thing to do is to delete the old GlobalStyles because the new has been completed. <text:s/>That’s all working</text:p>
      <text:p text:style-name="CommitMessage">ConfigUpdater: finish GlobalStyles updater: process comments; make sure each WidgetStyle in the Theme has the critical attributes from the Model, and doesn’t have one of those that the Model doesn’t have; delete the old GlobalStyles after processing is complete → b2aaeee</text:p>
      <text:h text:style-name="P272" text:outline-level="1"><text:bookmark-start text:name="__RefHeading___Toc2766_4031029636"/>2025-May-18<text:tab/>ConfigUpdater<text:bookmark-end text:name="__RefHeading___Toc2766_4031029636"/></text:h>
      <text:p text:style-name="P273">Right, sorting: that should be next. <text:s/>I want alphabetical by name <text:span text:style-name="T166">(insensitive). <text:s/>Oh, good, std::vectors can be sorted by std::sort with a lambda/callback, so define something that does case-insensitive comparison on strings. <text:s/>Populate the vector with a normal element loop, run the sort, then iterate the sorted vector and move elements using InsertEndChild. <text:s/>Discovered that my all_lower lambda used from insensitive-equal wasn’t actually working (should have </text:span><text:soft-page-break/><text:span text:style-name="T166">tested it), so figured out a way to manually build the a/b_copy strings one-char-at-a-time to do the lowercasing, and confirm it actually does it lowercase this time: good. <text:s/></text:span></text:p>
      <text:p text:style-name="P274">And right, there is the intermediate-sorted file, which sorts the .orig., for Alan’s easier comparison. <text:s/><text:span text:style-name="T186">Get that working. <text:s/>Also save the final output. <text:s/>Alright, that’s great.</text:span></text:p>
      <text:p text:style-name="CommitMessage">ConfigUpdater: updateOneStyle appears to be essentially working (except any manual tracking of XML comments [which I am hoping won’t be needed, but I won’t see that until I do all themes, later] and the directory permissions restart request) → 7fb5941</text:p>
      <text:p text:style-name="P275">Remaining (in this order):</text:p>
      <text:p text:style-name="P275">☑ Langs.xml updater</text:p>
      <text:p text:style-name="P276">☑ Directory permissions restart request</text:p>
      <text:p text:style-name="P277">☑ Manual TopLevel XML comments? Check during main Themes loop</text:p>
      <text:p text:style-name="P277">☑ <text:span text:style-name="T187">Enable themes loop</text:span></text:p>
      <text:h text:style-name="P278" text:outline-level="1"><text:bookmark-start text:name="__RefHeading___Toc2798_3497425744"/>2025-May-19<text:tab/>ConfigUpdater<text:bookmark-end text:name="__RefHeading___Toc2798_3497425744"/></text:h>
      <text:p text:style-name="P279">Next, I wanted to work on the `langs.xml` updater <text:span text:style-name="InlineCode">_update</text:span><text:span text:style-name="InlineCode"><text:span text:style-name="T188">L</text:span></text:span><text:span text:style-name="InlineCode">angs()</text:span>. <text:s/><text:span text:style-name="T188">I was starting to compare how the initial documents were done in _updateAllThemes – the earlier _getModelStyler was called, then _updateAllThemes → _updateOneTheme, and the global _stylers_model_xml.oDoc is used only in that routine. <text:s/>It would actually make sense to restructure that, to get rid of the global: I can move the “get” into the “all”, and then just pass the variable into “one”, like the other variables are also passed. <text:s/>I think this makes more sense than the structure where only one element is actively used, and passing by reference is pretty cheap. <text:s/></text:span><text:span text:style-name="T187">W</text:span><text:span text:style-name="T188">ork on that, first.</text:span></text:p>
      <text:p text:style-name="CommitMessage">ConfigUpdater: remove the global _stylers_model_xml and associated struct, and instead pass around pointers/references → 44f5353</text:p>
      <text:p text:style-name="P280">Start populating the top of _updateLangs() to read the documents and get the &lt;Languages&gt; element from both; next, do the if-isIntermediateSorted … which will mean I need the _sortLanguagesByName, similar to _sortLexerTypesByName(). <text:s/></text:p>
      <text:p text:style-name="P281">Okay, got it _mostly_ working, but the “embedded javascript” comment didn’t stay with its element, and it needs to. <text:s/>Sticky-comments will require a map and some logic: switch to using nodes, not elements; if node is comment, then map next=&gt;this (can cascade, that way), otherwise, sort the element as usual. <text:s/><text:span text:style-name="T189">Since comments can stack, do a WHILE loop, where it will put the active comment before the node we just moved, or as the first of the parent if the </text:span><text:soft-page-break/><text:span text:style-name="T189">node we just moved has no previous sibling, then update the iterator to the current comment and loop in the WHILE until there is no previous comment. <text:s/>Add a stacked comment before ASM; </text:span><text:span text:style-name="T190">single stepping through, and it properly orders them!</text:span></text:p>
      <text:p text:style-name="P282">Get it to add a missing language to the end. <text:span text:style-name="T191">But then when I ran it to the end, it crashed… so now I’m confused. <text:s/></text:span><text:span text:style-name="T192">Ah, when I cloned it, I tried to always convert ToElement, but when it’s a comment, that results in NULL, which then crashes what’s to come. <text:s/></text:span><text:span text:style-name="T193">Don’t convert ToElement, and I can make it work.</text:span></text:p>
      <text:p text:style-name="P283">Next, extract the text from the active &lt;Keywords&gt; and model &lt;Keywords&gt;; split it into vectors. <text:s/>Next up, need to copy over any from the model that aren’t in the active. <text:s/>Hmm, since I’m already looping on the model values, don’t really need to put them in vector: just test if they are already in the active list, and if not, add them. <text:s/><text:span text:style-name="T194">Okay, eventually got that working. <text:s/></text:span><text:span text:style-name="T195">Print appropriate messages.</text:span></text:p>
      <text:p text:style-name="P284">Next, I will want to look into splitting at ~8000 characters, and then progress from py#565#.</text:p>
      <text:p text:style-name="CommitMessage">ConfigUpdater: working on _updateLangs(): add missing languages; add missing keyword groups to a given language; add missing words to a given keyword group; TODO = clean up huge lists, final sort, save → 29c91a0</text:p>
      <text:h text:style-name="P285" text:outline-level="1"><text:bookmark-start text:name="__RefHeading___Toc2859_379106973"/>2025-May-20<text:tab/>ConfigUpdater Plugin<text:bookmark-end text:name="__RefHeading___Toc2859_379106973"/></text:h>
      <text:p text:style-name="P286">How critical is cleaning up the &gt;8k lists to me? <text:s/>I guess it’s not <text:span text:style-name="T10">that</text:span><text:span text:style-name="T11"> hard to implement: basically, redo the “join” loop, but add manual CRLF+16spaces if the current line’s length (not including indentation and the &lt;XML&gt;) is greater than the 8k maximum. <text:s/>Yep, that was actually much simpler than I was thinking it would be, since I already had them as individual words.</text:span></text:p>
      <text:p text:style-name="CommitMessage">ConfigUpdater: split long keyword lists into lines of no more than 8k meaningful characters → 82ea518</text:p>
      <text:p text:style-name="P287">Do the post-sort. <text:s/>Do the final save.</text:p>
      <text:p text:style-name="CommitMessage">ConfigUpdater: sort the languages and save the results. → 9b6f9c0</text:p>
      <text:p text:style-name="P288"><text:span text:style-name="T196">Hmm, the last few pushes to GH, the 64bit is passing but 32bit is failing: signed-vs-unsigned comparison 385-386 and 400-401. <text:s/>Switch my setup to build 32bit (but not run, because I don’t have 32bit set up for that). <text:s/>The </text:span><text:span text:style-name="InlineCode"><text:span text:style-name="T196">auto i</text:span></text:span> <text:span text:style-name="T196">was defaulting to </text:span><text:span text:style-name="InlineCode"><text:span text:style-name="T196">int</text:span></text:span>, <text:span text:style-name="T196">which is signed, and not comparing correctly with the .size()’s </text:span><text:span text:style-name="InlineCode"><text:span text:style-name="T196">size_t</text:span></text:span>: <text:span text:style-name="T196">change it to a hardcoded </text:span><text:span text:style-name="InlineCode"><text:span text:style-name="T196">size_t</text:span></text:span>, <text:span text:style-name="T196">and it builds correctly. <text:s/>Rebuild the 64-bit, just to make sure it’s also happy: yep.</text:span></text:p>
      <text:p text:style-name="CommitMessage">ConfigUpdater: fix auto to size_t to fix 32-bit build → 922e62a</text:p>
      <text:p text:style-name="P289"><text:soft-page-break/>Next up: directory writability tests. <text:s/>In go(), just call the _is_dir_writable() directly on the CFG and AppTheme directories – the first is true, second is false, so that’s working. <text:s/>I was originally thinking I would only do the test-and-ask if I knew I was going to write a changed file… but the way it’s written, it <text:span text:style-name="T10">always</text:span><text:span text:style-name="T11"> writes the file (and trying to determine if it’s been changed or not is non-trivial). <text:s/>So I will just do the </text:span><text:span text:style-name="T197">TEST→</text:span><text:span text:style-name="T11">YES/NO/CANCEL as I’m starting each file. <text:s/></text:span><text:span text:style-name="T197">Encapsulate in second function, so I can call the same thing from either styler or langs processing. <text:s/>Make sure it’s all working (override with !writable), except for the restart.</text:span></text:p>
      <text:p text:style-name="P290">Took a while to figure out how to get it to return a value: had to send the message wParam=szLen+1, not just szLen; I don’t think that’s the normal behavior on such interfaces, but maybe it is.</text:p>
      <text:p text:style-name="P291"><text:span text:style-name="T198">When I force it to pretend !writable, I can almost get everything working… but it’s not listening to my SCI_SETSAVEPOINT before I try to close file &amp; exit old N++. <text:s/>I might need to rethink my console logging: maybe write to a file and open that file in “tail” mode. <text:s/></text:span><text:span text:style-name="T199">For now, let’s archive what I’ve got (might need it as a safety-commit to get back to known-working state), and then start experimenting with _consoleWrite.</text:span></text:p>
      <text:p text:style-name="CommitMessage">ConfigUpdater: writable-test-and-wrapper is mostly working: can track CANCEL and launch the new N++… but it’s not doing the SCI_SETSAVEPOINT/close/exit correctly, so might need to find an alternative for the _consoleWrite → 55f5c3d</text:p>
      <text:p text:style-name="P292">In the populateNppDirs, save the original plugin\config (since that’s where I’ll want to put the logger)</text:p>
      <text:p text:style-name="P293">My thoughts: open file HANDLE, open file in N++ with monitoring [only once], then write to the file. <text:s/>Actually, do I need to track a global handle: just have each consoleWrite() open, write, close; that way, I don’t have to track, and it’s always in a safe condition. <text:s/>The nppopen+monitor is just done once. <text:s/></text:p>
      <text:p text:style-name="P294">And, when I implement that, I was able to make it work after a bit of debug.</text:p>
      <text:p text:style-name="CommitMessage">ConfigUpdater: switch consoleWrite() to use HANDLE, so it’s a read-only/monitoring file, so hopefully won’t be “dirty” when I try to close N++ → 7c97d09</text:p>
      <text:p text:style-name="P295">And with some quick tests, also verified it’s no longer asking about closing the file when exiting, so that goal was accomplished. <text:s/>Switch back to 5sec and runas, and it’s still working.</text:p>
      <text:p text:style-name="CommitMessage">ConfigUpdater: switch back to runas for restarting Notepad++; NEXT = verifying everything when I really cannot write the file → edfef09</text:p>
      <text:h text:style-name="P296" text:outline-level="1"><text:bookmark-start text:name="__RefHeading___Toc2944_4110229919"/><text:soft-page-break/>2025-May-21<text:tab/>ConfigUpdater<text:bookmark-end text:name="__RefHeading___Toc2944_4110229919"/></text:h>
      <text:p text:style-name="P297">Make a backup copy of my main themes. <text:s/>Enable the whole themes loop. <text:s/></text:p>
      <text:p text:style-name="P298">After the first time running (with CANCEL, not YES, so it didn’t do UAC), I see it created the .sorted files, and that reminded me, I need the TODO:</text:p>
      <text:p text:style-name="TODO">☑ Do a <text:span text:style-name="T200">config-file</text:span> option to change <text:span text:style-name="T201">whether you wanted a “sorted” </text:span><text:span text:style-name="T200">output</text:span></text:p>
      <text:p text:style-name="P298">Look at the AppData Themes: confirm one of them had the TopLevel comments, and that was preserved. <text:s/>So that’s good.</text:p>
      <text:p text:style-name="P299">Hopefully-final check: redo it, with doing. <text:s/><text:span text:style-name="T202">It ran, and </text:span><text:span text:style-name="T203">asked for </text:span><text:span text:style-name="T202">permissions correctly. <text:s/></text:span><text:span text:style-name="T203">After restart</text:span></text:p>
      <text:p text:style-name="P300">Unfortunately, only three themes had “nimrod” (DarkModeDefault, Solarized, Zenburn) – wait, it appears stylers.model.xml doesn’t have nimrod. <text:s/>Let me check: nope, not in the repo, either.</text:p>
      <text:p text:style-name="P300">Oh, wait, it’s called name=“nim” now. <text:s/>DMD has both, as does Solarized &amp; Zenburn. <text:s/>No, that must’ve been from a previous edit, because source repo just has nimrod in those three. <text:s/>I will have to start from a portable at some point.</text:p>
      <text:p text:style-name="TODO">☑ Submit N++ Issue about <text:span text:style-name="T203">name=“</text:span>nimrod” <text:span text:style-name="T203">in those three themes (cf. </text:span><text:a xlink:type="simple" xlink:href="https://github.com/notepad-plus-plus/notepad-plus-plus/commit/af56713079c9e31b8c81b5603a6c841afb3e2005" text:style-name="Internet_20_link" text:visited-style-name="Visited_20_Internet_20_Link"><text:span text:style-name="T203">af56713</text:span></text:a><text:span text:style-name="T203">)</text:span></text:p>
      <text:p text:style-name="P301">Add a reminder in the original YES/NO/CANCEL MessageBox to rerun after starting in Admin mode.</text:p>
      <text:p text:style-name="TODO">☑ Consider testing IfAdmin (see scratchpad) and doing a message box to ask for reboot afterward</text:p>
      <text:p text:style-name="P302">For now, it seems to be “working” – I think I’ve implemented all the functionality that was in the original script. <text:s/>So, after a safety commit, it’s a good time for a brief excursion into N++ code for the nimrod fix.</text:p>
      <text:p text:style-name="P303">ConfigUpdater: get the restart-as-Admin working → 71c8fb3</text:p>
      <text:h text:style-name="P304" text:outline-level="2"><text:bookmark-start text:name="__RefHeading___Toc2993_4110229919"/>Notepad++ Main App: “nimrod”<text:bookmark-end text:name="__RefHeading___Toc2993_4110229919"/></text:h>
      <text:p text:style-name="P305">In my working copy, fix the three themes.</text:p>
      <text:p text:style-name="CommitMessage"><text:soft-page-break/>change from Nimrod to Nim in three themes → a89bb48cd</text:p>
      <text:p text:style-name="P305">Submit <text:a xlink:type="simple" xlink:href="https://github.com/notepad-plus-plus/notepad-plus-plus/issues/16578" text:style-name="Internet_20_link" text:visited-style-name="Visited_20_Internet_20_Link">Issue#16578</text:a> and <text:a xlink:type="simple" xlink:href="https://github.com/notepad-plus-plus/notepad-plus-plus/pull/16579" text:style-name="Internet_20_link" text:visited-style-name="Visited_20_Internet_20_Link">PR#16579</text:a>.</text:p>
      <text:h text:style-name="P306" text:outline-level="2"><text:bookmark-start text:name="__RefHeading___Toc3032_4110229919"/>ConfigUpdater<text:bookmark-end text:name="__RefHeading___Toc3032_4110229919"/></text:h>
      <text:p text:style-name="P307">Next, when it finishes, I want it to check for Admin-mode, and (if so) ask if I want to restart not in Admin. <text:s/><text:span text:style-name="T204">Using the google AI-generated code, using OpenProcessToken and GetTokenInformation, I can test for it and decide. <text:s/>Unfortunately, as Admin, if I ShellExecute, even without runas, it will stay elevated. <text:s/>Apparently, CreateProcessAsUser() is needed… but I need a token for the non-Admin user, which isn’t available by default. :-( Google-AI then suggests a “GetUserToken” procedure using GetShellWindow, GetWindowThreadProcessId, OpenProcess, OpenProcessToken, so let me try that next. <text:s/></text:span><text:span text:style-name="T205">That seemed to work. <text:s/>CreateProcessAsUser defaulted to exiting when its parent finishes, but DETACHED_PROCESS in the flags argument … unfortunately still didn’t work. <text:s/></text:span><text:a xlink:type="simple" xlink:href="https://stackoverflow.com/a/29899643" text:style-name="Internet_20_link" text:visited-style-name="Visited_20_Internet_20_Link"><text:span text:style-name="T205">https://stackoverflow.com/a/29899643</text:span></text:a><text:span text:style-name="T205"> claims it should wait without that…</text:span></text:p>
      <text:p text:style-name="P308">Add success/failure tracking with GetLastError, and I discover 1314 <text:span text:style-name="T206">error, which FormatMessage tells me says that “a required privilege is not held by the client”… <text:s/>So that method might not work. :-(</text:span></text:p>
      <text:p text:style-name="P309">I found a blog post <text:a xlink:type="simple" xlink:href="https://devblogs.microsoft.com/oldnewthing/20190425-00/?p=102443" text:style-name="Internet_20_link" text:visited-style-name="Visited_20_Internet_20_Link">https://devblogs.microsoft.com/oldnewthing/20190425-00/?p=102443</text:a> which might have an alternate method, but I don’t want to lose my current experiments; safety commit</text:p>
      <text:p text:style-name="CommitMessage">ConfigUpdater: running experiments on re-launching with de-elevated process, none of which have worked so far → 29ee5d8</text:p>
      <text:p text:style-name="P309">Using the blog’s example almost exactly (using the _hwndNPP, but otherwise doing everything the same, including cmd.exe), it launches a command window! <text:s/>DOH: it still has Admin privileges! <text:s/><text:span text:style-name="T207">Reading the explanation of the blog, maybe that’s because I used my _hwndNPP instead of the one it found. <text:s/>Okay, yes, when I use that hwnd, it gets the non-admin privileges. <text:s/>Safety commit before moving forward</text:span></text:p>
      <text:p text:style-name="CommitMessage">ConfigUpdater: de-elevation = can now run cmd.exe without Admin, safety commit before more experiments → 63aaf94</text:p>
      <text:p text:style-name="P310">Okay, now add in echo as command-line arguments and get rid of the new-console, and it’s still working. <text:s/>Switch to the real command-line arguments, and it launches the new, non-admin app. <text:s/><text:span text:style-name="T208">Google tells me si.dwFlags=STARTF_USESHOWWINDOW; si.wShowWindow=SW_MINIMIZE; should do the trick ⇒ yep. <text:s/>And with that, I have the re-launch working.</text:span></text:p>
      <text:p text:style-name="CommitMessage"><text:soft-page-break/>ConfigUpdater: de-elevation = now running new N++ without Admin, and minimize the TIMEOUT/T window → eca9b46</text:p>
      <text:p text:style-name="P311">Finally, strip out the debug stuff, and get back to the full process. <text:s/>Yep, run normal, elevate, run, de-elevate sequence works correctly.</text:p>
      <text:p text:style-name="P311">Now, do I really want those cmd.exe minimized, or do I want an echo first: try the echo: yes, I think that’s a better user experience.</text:p>
      <text:p text:style-name="CommitMessage">ConfigUpdater: clean up the de-elevation, and get the ECHO&amp;TIMEOUT/T window to <text:span text:style-name="T10">not</text:span><text:span text:style-name="T11"> be minimized, so user knows what’s happening. → c0d7f3a</text:span></text:p>
      <text:p text:style-name="P312">Not enough time to work on config-file for today, but I should be able to copy the existing plugin to a fresh portable, and see if it all works as expected. <text:s/><text:span text:style-name="T209">Force Themes to not have write permission. <text:s/>(Because I am in Administrators group, and it’s not ProgramFiles, it was either always letting me or never letting me. <text:s/>So I changed permissions, ran so it asked for UAC, then changed permissions back so it could write.) <text:s/>When doing that, I saw it took a long time, and N++ just appears frozen: I will want a progress indicator of some sort: can I change the StatusBar text as it’s going? <text:s/>If not, create a non-modal dialog with a progress bar indicating which file is </text:span><text:span text:style-name="T210">being updated. </text:span></text:p>
      <text:p text:style-name="TODO">☑ <text:span text:style-name="T209">StatusBar or NonModel Progress Dialog </text:span><text:span text:style-name="T210">(probably dlg)</text:span></text:p>
      <text:p text:style-name="P313">But other than that, it’s looking good. That’s my mental energy for the day.</text:p>
      <text:h text:style-name="P314" text:outline-level="1"><text:bookmark-start text:name="__RefHeading___Toc3090_2895719936"/>2025-May-26<text:tab/>ConfigUpdater<text:bookmark-end text:name="__RefHeading___Toc3090_2895719936"/></text:h>
      <text:p text:style-name="P315">Okay, so now I need to remind myself what all is required to create a new dialog. <text:s/>CollectionInterface did some of that, so it looks like I’ll need an RC file and the associated .h and .cpp. <text:s/>The question is should I manually design the RC like I did then, or just use VS convenient dialog-box editor: probably the latter. <text:s/>The first time I tried to add the resource <text:span text:style-name="T211">visually, it refused to compile. <text:s/>I cleaned it up and made it manually like I had done in CollectionInterface, and that worked.</text:span></text:p>
      <text:p text:style-name="P316">I can set the progress bar to 50% during initialization, but when I try to append to the editcontrol <text:span text:style-name="T212">(using EM_REPLACESEL)</text:span>, it closes the dialog. <text:s/><text:span text:style-name="T212">After a few attempts to narrow it down, I switched tactics to just have a std::wstring and append text to it, and use WM_SETTEXT to re-write the whole </text:span><text:span text:style-name="T213">editcontrol. <text:s/>Add calls to update the text and progress bar throughout the processing loop. <text:s/></text:span></text:p>
      <text:p text:style-name="CommitMessage">ConfigUpdater: create Status/Progress dialog box → a86148b</text:p>
      <text:p text:style-name="P317"><text:soft-page-break/>Do I want a config file now? <text:s/><text:span text:style-name="T214">Sure. <text:s/>Implement a creator and a reader. <text:s/>For now, the only setting is the isIntermediateSorted flag that Alan likes. <text:s/>Seems to be working.</text:span></text:p>
      <text:p text:style-name="CommitMessage">ConfigUpdater: config file works → fb3326b</text:p>
      <text:p text:style-name="P318">Update the About dialog (still a MessageBox; maybe I should change that akin to CollectionInterface… but not yet)</text:p>
      <text:p text:style-name="TODO">☑ AboutDlg to real dialog, not MessageBox</text:p>
      <text:p text:style-name="P319">☑ <text:span text:style-name="T215">build the PluginsAdmin-compat zipfile on tag/release</text:span></text:p>
      <text:p text:style-name="P319">☑ <text:span text:style-name="T216">Add details to README</text:span></text:p>
      <text:p text:style-name="CommitMessage">ConfigUpdater: v1.99_beta1 is ready → a8d5e72</text:p>
      <text:h text:style-name="P320" text:outline-level="1"><text:bookmark-start text:name="__RefHeading___Toc3134_3566333802"/>2025-May-27<text:tab/>ConfigUpdater<text:bookmark-end text:name="__RefHeading___Toc3134_3566333802"/></text:h>
      <text:p text:style-name="P321">Let’s copy over the About code from CI to CU. <text:s/><text:span text:style-name="T217">Started the process of copying it over and getting the constants defined, but family interrupted earlier than expected, so I guess I’m not working on it for now.</text:span></text:p>
      <text:h text:style-name="P322" text:outline-level="1"><text:bookmark-start text:name="__RefHeading___Toc3146_2773705342"/>2025-May-28<text:tab/>ConfigUpdater<text:bookmark-end text:name="__RefHeading___Toc3146_2773705342"/></text:h>
      <text:p text:style-name="P323">Let’s see if I can get more done today (though it’s still family stuff soon).</text:p>
      <text:p text:style-name="CommitMessage">ConfigUpdater: v1.99_beta2 = About Dialog is updated. → a7afa5c</text:p>
      <text:h text:style-name="P324" text:outline-level="1"><text:bookmark-start text:name="__RefHeading___Toc3169_2060784402"/>2025-May-29<text:tab/>ConfigUpdater<text:bookmark-end text:name="__RefHeading___Toc3169_2060784402"/></text:h>
      <text:p text:style-name="P325">Not a lot of details about yesterday’s commit, but I did mark the About dialog as ☑ – specifically, because it’s a true dialog now, with hyperlinked URL, the auto-generated version number, etc.</text:p>
      <text:p text:style-name="P325">Let’s work on the tag/release – copy over the two steps from CI to CU, and fix the plugin names used in those. <text:s/>Update to 1.99_beta3 and build.</text:p>
      <text:p text:style-name="CommitMessage">ConfigUpdater: v1.99_beta3 = Workflow should properly make/append zipfile during tag/release → b90f48e</text:p>
      <text:p text:style-name="P325"><text:soft-page-break/>Okay, once the main push Action is complete (no release, because push, not tag), now go make the v1.99_beta3 release. <text:s/><text:span text:style-name="T218">First try didn’t work, because Settings &gt; Actions &gt; General &gt; Permissions were wrong in GitHub; fix, and do a new release → worked.</text:span></text:p>
      <text:p text:style-name="P326">Edit the README to give more details.</text:p>
      <text:p text:style-name="CommitMessage">ConfigUpdater: improve README → 98fbfc2</text:p>
      <text:p text:style-name="P327">Update workflow to include license.txt in the docs\ as well; uprev to v1.99_beta4</text:p>
      <text:p text:style-name="CommitMessage">ConfiguUpdater v1.99_beta4: bundle with improved docs → eb6f8b5</text:p>
      <text:h text:style-name="P328" text:outline-level="1"><text:bookmark-start text:name="__RefHeading___Toc3190_1910799956"/>2025-May-30<text:tab/>ConfigUpdater<text:bookmark-end text:name="__RefHeading___Toc3190_1910799956"/></text:h>
      <text:p text:style-name="P329">I’m surprised that no one has commented on my beta release to the Forum. <text:s/>I was hoping for feedback. :-(</text:p>
      <text:p text:style-name="P329">All my TODOs appear to be done. <text:s/>The one thing I thought about was that, when it’s not Admin mode (like in portable), you aren’t offered a chance to restart at the end. <text:s/><text:span text:style-name="T219">Simple enough to just use a different message depending on whether it’s Elevated or not. <text:s/>Verify it asks and responds correctly in either circumstance.</text:span></text:p>
      <text:p text:style-name="CommitMessage">ConfigUpdater v1.99_beta5: always ask to restart at the end, making it clear that updated configs won’t take effect until N++ is restarted. → 6ef79be</text:p>
      <text:p text:style-name="P330">Oh, “good”, @Ekopalypse messaged me: if there’s a corrupt XML (missing &gt;, for example), it threw an exception for him. <text:s/>I’ll see if I can figure out how to trap it. <text:s/><text:span text:style-name="T220">Yeah, change my xml-check function to return a Boolean TRUE on error, and if(check) return in appropriate spots. <text:s/>Then, because it interested me, he suggested seeing if I could open the file, and maybe even ANNOTATE the error message into the file. <text:s/>The code pDoc-&gt;ErrorLineNum() will be positive if it knows what the line number, so if that’s defined and I know the current filename (which I decided to track on appropriate calls), then I’ll open the file and scroll to that line (don’t forget Scintilla is zero-based, so ErrorLineNum()-1). <text:s/>Then add the annotation (nppOnSaveSyntaxCheck.py shows examples of annotation):</text:span></text:p>
      <text:p text:style-name="P331"><draw:frame draw:style-name="fr1" draw:name="Image4" text:anchor-type="char" svg:x="0in" svg:y="0in" svg:width="6.9252in" svg:height="0.8535in" draw:z-index="3"><draw:image xlink:href="Pictures/10000000000002D2000000593A7F307B.png" xlink:type="simple" xlink:show="embed" xlink:actuate="onLoad" draw:mime-type="image/png"/></draw:frame>So yes, I <text:span text:style-name="T10">can</text:span><text:span text:style-name="T11"> annotate it. Definitely worth doing.</text:span></text:p>
      <text:p text:style-name="P332">Also make sure it aborts out of the go() method completely (closing status dialog) if it pulls that up, otherwise the .log output hides it (and removes the annotation).</text:p>
      <text:p text:style-name="CommitMessage"><text:soft-page-break/>ConfigUpdater: v1.99_beta<text:span text:style-name="T221">6</text:span> = fix error handling if one of the Theme or Langs XML files has invalid/corrupt XML – it should open that file for you, and put an <text:span text:style-name="T33">Annotation</text:span> on the right line number → d409c2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Aside" style:family="paragraph" style:parent-style-name="Text_20_body" style:next-style-name="Text_20_body" style:master-page-name="">
      <loext:graphic-properties draw:fill="none" draw:fill-color="#729fcf"/>
      <style:paragraph-properties fo:margin-left="0.5in" fo:margin-right="0.4366in" fo:margin-top="0in" fo:margin-bottom="0.0972in" style:contextual-spacing="false" fo:line-height="115%" fo:text-indent="0in" style:auto-text-indent="false" style:page-number="auto" fo:background-color="transparent" fo:padding="0.0201in" fo:border-left="none" fo:border-right="none" fo:border-top="0.06pt solid #000000" fo:border-bottom="0.06pt solid #000000"/>
      <style:text-properties fo:font-style="italic" fo:font-weight="normal" officeooo:rsid="01044e57" style:font-style-asian="italic" style:font-weight-asian="bold" style:font-style-complex="italic"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50</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5-30T13:56:06.904511500</dc:date>
    <meta:editing-duration>P7DT23H10M42S</meta:editing-duration>
    <meta:editing-cycles>362</meta:editing-cycles>
    <meta:generator>LibreOffice/25.2.2.2$Windows_X86_64 LibreOffice_project/7370d4be9e3cf6031a51beef54ff3bda878e3fac</meta:generator>
    <meta:document-statistic meta:table-count="1" meta:image-count="4" meta:object-count="0" meta:page-count="50" meta:paragraph-count="734" meta:word-count="16051" meta:character-count="99388" meta:non-whitespace-character-count="83209"/>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